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0.526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0.968cm"/>
    </style:style>
    <style:style style:name="co5" style:family="table-column">
      <style:table-column-properties fo:break-before="auto" style:column-width="13.98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362cm"/>
    </style:style>
    <style:style style:name="ro1" style:family="table-row">
      <style:table-row-properties style:row-height="0.512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7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00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00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0000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bfbfb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996633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8c8c8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7f007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cccc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035cm" svg:stroke-color="#000000" draw:stroke-linejoin="miter" draw:fill="solid" draw:fill-color="#f0f0f0" draw:textarea-horizontal-align="justify" draw:textarea-vertical-align="top" draw:auto-grow-height="false" fo:min-height="3.061cm" fo:min-width="8.231cm" fo:padding-top="0.141cm" fo:padding-bottom="0.141cm" fo:padding-left="0.141cm" fo:padding-right="0.141cm" fo:wrap-option="wrap" draw:shadow-color="#808080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ff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Table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3" table:default-cell-style-name="ce2"/>
        <table:table-column table:style-name="co7" table:number-columns-repeated="7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B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80</text:p>
          </table:table-cell>
          <table:table-cell table:number-columns-repeated="7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15" office:value-type="string" calcext:value-type="string">
            <text:p>test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3" table:style-name="ce4" office:value-type="string" calcext:value-type="string">
            <text:p>FF</text:p>
          </table:table-cell>
          <table:table-cell table:style-name="ce4" office:value-type="string" calcext:value-type="string">
            <text:p>80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4F</text:p>
          </table:table-cell>
          <table:table-cell table:style-name="ce4" office:value-type="string" calcext:value-type="string">
            <text:p>4E</text:p>
          </table:table-cell>
          <table:table-cell table:number-columns-repeated="15" table:style-name="ce4" office:value-type="string" calcext:value-type="string">
            <text:p>00</text:p>
          </table:table-cell>
          <table:table-cell table:style-name="ce15" office:value-type="string" calcext:value-type="string">
            <text:p>common header: name, x,y,z pos</text:p>
          </table:table-cell>
          <table:table-cell table:number-columns-repeated="100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65</text:p>
          </table:table-cell>
          <table:table-cell table:number-columns-repeated="8"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2" table:style-name="ce4" office:value-type="string" calcext:value-type="string">
            <text:p>00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2E</text:p>
          </table:table-cell>
          <table:table-cell table:number-columns-repeated="2" table:style-name="ce4" office:value-type="string" calcext:value-type="string">
            <text:p>3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8" table:style-name="ce4" office:value-type="string" calcext:value-type="string">
            <text:p>00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6</text:p>
          </table:table-cell>
          <table:table-cell table:number-columns-repeated="7" table:style-name="ce4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/>
          <table:table-cell table:number-columns-repeated="4" table:style-name="ce4" office:value-type="string" calcext:value-type="string">
            <text:p>00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5" office:value-type="string" calcext:value-type="string">
            <text:p>image type specific header: IMAGE or LINE_SCAN_IMAGE: mag, no. cycles, presputtering, beam blanking</text:p>
          </table:table-cell>
          <table:table-cell table:number-columns-repeated="100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/>
          <table:table-cell table:number-columns-repeated="2" table:style-name="ce5" office:value-type="string" calcext:value-type="string">
            <text:p>00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4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19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5" office:value-type="string" calcext:value-type="string">
            <text:p>(SAMPLE_STAGE_IMAGE is 268 bytes)</text:p>
          </table:table-cell>
          <table:table-cell table:number-columns-repeated="100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6" office:value-type="string" calcext:value-type="string">
            <text:p>AutoCal</text:p>
          </table:table-cell>
          <table:table-cell table:number-columns-repeated="100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 office:value-type="string" calcext:value-type="string">
            <text:p>SAMPLE_STAGE_IMAGE: HVControl</text:p>
          </table:table-cell>
          <table:table-cell table:number-columns-repeated="100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/>
          <table:table-cell table:number-columns-repeated="8" table:style-name="ce6" office:value-type="string" calcext:value-type="string">
            <text:p>00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 office:value-type="string" calcext:value-type="string">
            <text:p>SigRef</text:p>
          </table:table-cell>
          <table:table-cell table:number-columns-repeated="100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F8</text:p>
          </table:table-cell>
          <table:table-cell table:style-name="ce15" office:value-type="string" calcext:value-type="string">
            <text:p>Number of masses</text:p>
          </table:table-cell>
          <table:table-cell table:number-columns-repeated="1001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/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C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C4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F4</text:p>
          </table:table-cell>
          <table:table-cell table:style-name="ce8" office:value-type="string" calcext:value-type="string">
            <text:p>C0</text:p>
          </table:table-cell>
          <table:table-cell table:style-name="ce8" office:value-type="string" calcext:value-type="string">
            <text:p>68</text:p>
          </table:table-cell>
          <table:table-cell table:style-name="ce15" office:value-type="string" calcext:value-type="string">
            <text:p>mass table ptr: 40 if file version &lt; 4108; 240 if &gt;= 4108; 80 if LINE_SCAN_IMAGE</text:p>
          </table:table-cell>
          <table:table-cell table:number-columns-repeated="1001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/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F4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30</text:p>
          </table:table-cell>
          <table:table-cell table:number-columns-repeated="8" table:style-name="ce8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9A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38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EB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B8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/>
          <table:table-cell table:style-name="ce5" office:value-type="string" calcext:value-type="string">
            <text:p>20</text:p>
          </table:table-cell>
          <table:table-cell table:number-columns-repeated="19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 office:value-type="string" calcext:value-type="string">
            <text:p>Mass table: 192 bytes / mass</text:p>
          </table:table-cell>
          <table:table-cell table:number-columns-repeated="1001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6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>
            <draw:custom-shape table:end-cell-address="'Sheet 1 - Table 1'.X37" table:end-x="0.127cm" table:end-y="0.164cm" draw:z-index="0" draw:name="Rectangle 1" draw:style-name="gr1" draw:text-style-name="P2" svg:width="8.513cm" svg:height="3.343cm" svg:x="5.601cm" svg:y="0.402cm">
              <text:p text:style-name="P1"><text:span text:style-name="T1">Colour coding:</text:span></text:p>
              <text:p text:style-name="P1"><text:span text:style-name="T2">RED</text:span><text:span text:style-name="T1"> is unknown bytes: could be useful, but don’t know its meaning.</text:span></text:p>
              <text:p text:style-name="P1"><text:span text:style-name="T1">GRAY is unused bytes: usually 00 or CC, or some random high 4-byte group</text:span></text:p>
              <text:p text:style-name="P1"><text:span text:style-name="T1">Any other colour is just for contrast</text:span></text:p>
              <draw:enhanced-geometry draw:glue-points="10800 10800"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6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08</text:p>
          </table:table-cell>
          <table:table-cell table:style-name="ce5" office:value-type="string" calcext:value-type="string">
            <text:p>79</text:p>
          </table:table-cell>
          <table:table-cell table:style-name="ce5" office:value-type="string" calcext:value-type="string">
            <text:p>1A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5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/>
          <table:table-cell table:style-name="ce5" office:value-type="string" calcext:value-type="string">
            <text:p>EB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B8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6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/>
          <table:table-cell table:number-columns-repeated="19" table:style-name="ce5" office:value-type="string" calcext:value-type="string">
            <text:p>00</text:p>
          </table:table-cell>
          <table:table-cell table:style-name="ce5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71</text:p>
          </table:table-cell>
          <table:table-cell table:style-name="ce5" office:value-type="string" calcext:value-type="string">
            <text:p>89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2A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EB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B8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number-columns-repeated="15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8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20" calcext:value-type="float">
            <text:p>1,02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1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40" calcext:value-type="float">
            <text:p>1,040</text:p>
          </table:table-cell>
          <table:table-cell table:style-name="ce1"/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87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60" calcext:value-type="float">
            <text:p>1,06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EB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B8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80" calcext:value-type="float">
            <text:p>1,0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00" calcext:value-type="float">
            <text:p>1,1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20" calcext:value-type="float">
            <text:p>1,1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40" calcext:value-type="float">
            <text:p>1,1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60" calcext:value-type="float">
            <text:p>1,1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8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80" calcext:value-type="float">
            <text:p>1,1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00" calcext:value-type="float">
            <text:p>1,20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20" calcext:value-type="float">
            <text:p>1,22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5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FF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40" calcext:value-type="float">
            <text:p>1,24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EB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B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60" calcext:value-type="float">
            <text:p>1,260</text:p>
          </table:table-cell>
          <table:table-cell table:style-name="ce1"/>
          <table:table-cell table:number-columns-repeated="19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80" calcext:value-type="float">
            <text:p>1,280</text:p>
          </table:table-cell>
          <table:table-cell table:style-name="ce1"/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20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00" calcext:value-type="float">
            <text:p>1,3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20" calcext:value-type="float">
            <text:p>1,3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40" calcext:value-type="float">
            <text:p>1,34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60" calcext:value-type="float">
            <text:p>1,3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7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80" calcext:value-type="float">
            <text:p>1,3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00" calcext:value-type="float">
            <text:p>1,40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8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20" calcext:value-type="float">
            <text:p>1,4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40" calcext:value-type="float">
            <text:p>1,44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EB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B8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60" calcext:value-type="float">
            <text:p>1,4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80" calcext:value-type="float">
            <text:p>1,4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00" calcext:value-type="float">
            <text:p>1,5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20" calcext:value-type="float">
            <text:p>1,5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40" calcext:value-type="float">
            <text:p>1,54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60" calcext:value-type="float">
            <text:p>1,56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80" calcext:value-type="float">
            <text:p>1,58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00" calcext:value-type="float">
            <text:p>1,60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A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89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8C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20" calcext:value-type="float">
            <text:p>1,62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5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40" calcext:value-type="float">
            <text:p>1,640</text:p>
          </table:table-cell>
          <table:table-cell table:style-name="ce1"/>
          <table:table-cell table:style-name="ce5" office:value-type="string" calcext:value-type="string">
            <text:p>EB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B8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60" calcext:value-type="float">
            <text:p>1,6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20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80" calcext:value-type="float">
            <text:p>1,6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00" calcext:value-type="float">
            <text:p>1,7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20" calcext:value-type="float">
            <text:p>1,720</text:p>
          </table:table-cell>
          <table:table-cell table:style-name="ce1"/>
          <table:table-cell table:number-columns-repeated="19" table:style-name="ce5" office:value-type="string" calcext:value-type="string">
            <text:p>00</text:p>
          </table:table-cell>
          <table:table-cell table:style-name="ce5" office:value-type="string" calcext:value-type="string">
            <text:p>0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40" calcext:value-type="float">
            <text:p>1,74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7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60" calcext:value-type="float">
            <text:p>1,76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80" calcext:value-type="float">
            <text:p>1,7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B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00" calcext:value-type="float">
            <text:p>1,80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C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A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AA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20" calcext:value-type="float">
            <text:p>1,82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EB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B8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40" calcext:value-type="float">
            <text:p>1,84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60" calcext:value-type="float">
            <text:p>1,860</text:p>
          </table:table-cell>
          <table:table-cell table:style-name="ce1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53</text:p>
          </table:table-cell>
          <table:table-cell table:style-name="ce5" office:value-type="string" calcext:value-type="string">
            <text:p>69</text:p>
          </table:table-cell>
          <table:table-cell table:style-name="ce5" office:value-type="string" calcext:value-type="string">
            <text:p>20</text:p>
          </table:table-cell>
          <table:table-cell table:number-columns-repeated="1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80" calcext:value-type="float">
            <text:p>1,8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00" calcext:value-type="float">
            <text:p>1,9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20" calcext:value-type="float">
            <text:p>1,92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E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40" calcext:value-type="float">
            <text:p>1,94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60" calcext:value-type="float">
            <text:p>1,9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 office:value-type="string" calcext:value-type="string">
            <text:p>End main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1980" calcext:value-type="float">
            <text:p>1,98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number-columns-repeated="12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00" calcext:value-type="float">
            <text:p>2,0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20" calcext:value-type="float">
            <text:p>2,0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40" calcext:value-type="float">
            <text:p>2,0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60" calcext:value-type="float">
            <text:p>2,0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80" calcext:value-type="float">
            <text:p>2,0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00" calcext:value-type="float">
            <text:p>2,1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20" calcext:value-type="float">
            <text:p>2,1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40" calcext:value-type="float">
            <text:p>2,1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60" calcext:value-type="float">
            <text:p>2,1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80" calcext:value-type="float">
            <text:p>2,1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00" calcext:value-type="float">
            <text:p>2,2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20" calcext:value-type="float">
            <text:p>2,2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40" calcext:value-type="float">
            <text:p>2,2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60" calcext:value-type="float">
            <text:p>2,2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80" calcext:value-type="float">
            <text:p>2,2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00" calcext:value-type="float">
            <text:p>2,3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20" calcext:value-type="float">
            <text:p>2,3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40" calcext:value-type="float">
            <text:p>2,3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60" calcext:value-type="float">
            <text:p>2,3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80" calcext:value-type="float">
            <text:p>2,3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00" calcext:value-type="float">
            <text:p>2,4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20" calcext:value-type="float">
            <text:p>2,4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40" calcext:value-type="float">
            <text:p>2,4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60" calcext:value-type="float">
            <text:p>2,4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80" calcext:value-type="float">
            <text:p>2,4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00" calcext:value-type="float">
            <text:p>2,5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20" calcext:value-type="float">
            <text:p>2,5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40" calcext:value-type="float">
            <text:p>2,5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60" calcext:value-type="float">
            <text:p>2,5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80" calcext:value-type="float">
            <text:p>2,5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00" calcext:value-type="float">
            <text:p>2,6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20" calcext:value-type="float">
            <text:p>2,6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40" calcext:value-type="float">
            <text:p>2,6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60" calcext:value-type="float">
            <text:p>2,6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80" calcext:value-type="float">
            <text:p>2,6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700" calcext:value-type="float">
            <text:p>2,7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720" calcext:value-type="float">
            <text:p>2,7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740" calcext:value-type="float">
            <text:p>2,740</text:p>
          </table:table-cell>
          <table:table-cell table:style-name="ce1"/>
          <table:table-cell table:number-columns-repeated="16" table:style-name="ce9" office:value-type="string" calcext:value-type="string">
            <text:p>0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C</text:p>
          </table:table-cell>
          <table:table-cell table:style-name="ce7" office:value-type="string" calcext:value-type="string">
            <text:p>79</text:p>
          </table:table-cell>
          <table:table-cell table:style-name="ce15" office:value-type="string" calcext:value-type="string">
            <text:p>PolyList: ‘PolyList” literal + n_poly (here 0), followed by PolyAtomic Species list (1 or one for each n_poly?? 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2760" calcext:value-type="float">
            <text:p>2,760</text:p>
          </table:table-cell>
          <table:table-cell table:style-name="ce1"/>
          <table:table-cell table:style-name="ce7" office:value-type="string" calcext:value-type="string">
            <text:p>5F</text:p>
          </table:table-cell>
          <table:table-cell table:style-name="ce7" office:value-type="string" calcext:value-type="string">
            <text:p>6C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74</text:p>
          </table:table-cell>
          <table:table-cell table:number-columns-repeated="11" table:style-name="ce7" office:value-type="string" calcext:value-type="string">
            <text:p>00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A0</text:p>
          </table:table-cell>
          <table:table-cell table:style-name="ce15" office:value-type="string" calcext:value-type="string">
            <text:p>unused byte; champs_list/offsetList only in isotope image</text:p>
          </table:table-cell>
          <table:table-cell table:number-columns-repeated="1001"/>
        </table:table-row>
        <table:table-row table:style-name="ro1">
          <table:table-cell table:style-name="ce1" office:value-type="float" office:value="2780" calcext:value-type="float">
            <text:p>2,78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8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12" table:style-name="ce8" office:value-type="string" calcext:value-type="string">
            <text:p>00</text:p>
          </table:table-cell>
          <table:table-cell table:style-name="ce15" office:value-type="string" calcext:value-type="string">
            <text:p>NanoHdr: mode, image size, pixels, bfields, peak centering</text:p>
          </table:table-cell>
          <table:table-cell table:number-columns-repeated="1001"/>
        </table:table-row>
        <table:table-row table:style-name="ro1">
          <table:table-cell table:style-name="ce1" office:value-type="float" office:value="2800" calcext:value-type="float">
            <text:p>2,800</text:p>
          </table:table-cell>
          <table:table-cell table:style-name="ce1"/>
          <table:table-cell table:number-columns-repeated="10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820" calcext:value-type="float">
            <text:p>2,820</text:p>
          </table:table-cell>
          <table:table-cell table:style-name="ce1"/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840" calcext:value-type="float">
            <text:p>2,84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860" calcext:value-type="float">
            <text:p>2,860</text:p>
          </table:table-cell>
          <table:table-cell table:style-name="ce1"/>
          <table:table-cell table:number-columns-repeated="7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7" table:style-name="ce8" office:value-type="string" calcext:value-type="string">
            <text:p>00</text:p>
          </table:table-cell>
          <table:table-cell table:style-name="ce8" office:value-type="string" calcext:value-type="string">
            <text:p>05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880" calcext:value-type="float">
            <text:p>2,880</text:p>
          </table:table-cell>
          <table:table-cell table:style-name="ce1"/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F4</text:p>
          </table:table-cell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98</text:p>
          </table:table-cell>
          <table:table-cell table:number-columns-repeated="16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900" calcext:value-type="float">
            <text:p>2,9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920" calcext:value-type="float">
            <text:p>2,9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940" calcext:value-type="float">
            <text:p>2,9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960" calcext:value-type="float">
            <text:p>2,9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980" calcext:value-type="float">
            <text:p>2,9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000" calcext:value-type="float">
            <text:p>3,0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020" calcext:value-type="float">
            <text:p>3,0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040" calcext:value-type="float">
            <text:p>3,0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060" calcext:value-type="float">
            <text:p>3,0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080" calcext:value-type="float">
            <text:p>3,0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100" calcext:value-type="float">
            <text:p>3,1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120" calcext:value-type="float">
            <text:p>3,1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140" calcext:value-type="float">
            <text:p>3,1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160" calcext:value-type="float">
            <text:p>3,160</text:p>
          </table:table-cell>
          <table:table-cell table:style-name="ce1"/>
          <table:table-cell table:number-columns-repeated="8" table:style-name="ce9" office:value-type="string" calcext:value-type="string">
            <text:p>00</text:p>
          </table:table-cell>
          <table:table-cell table:number-columns-repeated="4" table:style-name="ce8"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FF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15" office:value-type="string" calcext:value-type="string">
            <text:p>print results; SIBC hor (40)</text:p>
          </table:table-cell>
          <table:table-cell table:number-columns-repeated="1001"/>
        </table:table-row>
        <table:table-row table:style-name="ro1">
          <table:table-cell table:style-name="ce1" office:value-type="float" office:value="3180" calcext:value-type="float">
            <text:p>3,18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200" calcext:value-type="float">
            <text:p>3,200</text:p>
          </table:table-cell>
          <table:table-cell table:style-name="ce1"/>
          <table:table-cell table:number-columns-repeated="12" table:style-name="ce6"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FF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9E</text:p>
          </table:table-cell>
          <table:table-cell table:style-name="ce15" office:value-type="string" calcext:value-type="string">
            <text:p>SIBC vert (40)</text:p>
          </table:table-cell>
          <table:table-cell table:number-columns-repeated="1001"/>
        </table:table-row>
        <table:table-row table:style-name="ro1">
          <table:table-cell table:style-name="ce1" office:value-type="float" office:value="3220" calcext:value-type="float">
            <text:p>3,22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90</text:p>
          </table:table-cell>
          <table:table-cell table:style-name="ce6" office:value-type="string" calcext:value-type="string">
            <text:p>FA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F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D7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240" calcext:value-type="float">
            <text:p>3,240</text:p>
          </table:table-cell>
          <table:table-cell table:style-name="ce1"/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3D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A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6</text:p>
          </table:table-cell>
          <table:table-cell table:number-columns-repeated="4" table:style-name="ce6"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FF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15" office:value-type="string" calcext:value-type="string">
            <text:p>B_field_index and has_sibcenter; store copy of each in SIBChor and SIBCvert</text:p>
          </table:table-cell>
          <table:table-cell table:number-columns-repeated="1001"/>
        </table:table-row>
        <table:table-row table:style-name="ro1">
          <table:table-cell table:style-name="ce1" office:value-type="float" office:value="3260" calcext:value-type="float">
            <text:p>3,260</text:p>
          </table:table-cell>
          <table:table-cell table:style-name="ce1"/>
          <table:table-cell table:number-columns-repeated="4" table:style-name="ce3" office:value-type="string" calcext:value-type="string">
            <text:p>FF</text:p>
          </table:table-cell>
          <table:table-cell table:number-columns-repeated="16" table:style-name="ce3" office:value-type="string" calcext:value-type="string">
            <text:p>00</text:p>
          </table:table-cell>
          <table:table-cell table:style-name="ce15" office:value-type="string" calcext:value-type="string">
            <text:p>Energy Center (52)</text:p>
          </table:table-cell>
          <table:table-cell table:number-columns-repeated="1001"/>
        </table:table-row>
        <table:table-row table:style-name="ro1">
          <table:table-cell table:style-name="ce1" office:value-type="float" office:value="3280" calcext:value-type="float">
            <text:p>3,280</text:p>
          </table:table-cell>
          <table:table-cell table:style-name="ce1"/>
          <table:table-cell table:number-columns-repeated="20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300" calcext:value-type="float">
            <text:p>3,300</text:p>
          </table:table-cell>
          <table:table-cell table:style-name="ce1"/>
          <table:table-cell table:number-columns-repeated="4" table:style-name="ce3" office:value-type="string" calcext:value-type="string">
            <text:p>FF</text:p>
          </table:table-cell>
          <table:table-cell table:number-columns-repeated="8" table:style-name="ce3" office:value-type="string" calcext:value-type="string">
            <text:p>00</text:p>
          </table:table-cell>
          <table:table-cell table:number-columns-repeated="8" table:style-name="ce10" office:value-type="string" calcext:value-type="string">
            <text:p>FF</text:p>
          </table:table-cell>
          <table:table-cell table:style-name="ce15" office:value-type="string" calcext:value-type="string">
            <text:p>E0S Center (40)</text:p>
          </table:table-cell>
          <table:table-cell table:number-columns-repeated="1001"/>
        </table:table-row>
        <table:table-row table:style-name="ro1">
          <table:table-cell table:style-name="ce1" office:value-type="float" office:value="3320" calcext:value-type="float">
            <text:p>3,32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340" calcext:value-type="float">
            <text:p>3,340</text:p>
          </table:table-cell>
          <table:table-cell table:style-name="ce1"/>
          <table:table-cell table:number-columns-repeated="12" table:style-name="ce10" office:value-type="string" calcext:value-type="string">
            <text:p>00</text:p>
          </table:table-cell>
          <table:table-cell table:number-columns-repeated="6" table:style-name="ce4" office:value-type="string" calcext:value-type="string">
            <text:p>00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20</text:p>
          </table:table-cell>
          <table:table-cell table:style-name="ce15" office:value-type="string" calcext:value-type="string">
            <text:p>More E0SC, EnSC stuff, random other stuff</text:p>
          </table:table-cell>
          <table:table-cell table:number-columns-repeated="1001"/>
        </table:table-row>
        <table:table-row table:style-name="ro1">
          <table:table-cell table:style-name="ce1" office:value-type="float" office:value="3360" calcext:value-type="float">
            <text:p>3,360</text:p>
          </table:table-cell>
          <table:table-cell table:style-name="ce1"/>
          <table:table-cell table:number-columns-repeated="3" table:style-name="ce4" office:value-type="string" calcext:value-type="string">
            <text:p>00</text:p>
          </table:table-cell>
          <table:table-cell table:style-name="ce4" office:value-type="string" calcext:value-type="string">
            <text:p>E8</text:p>
          </table:table-cell>
          <table:table-cell table:number-columns-repeated="16" table:style-name="ce4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380" calcext:value-type="float">
            <text:p>3,380</text:p>
          </table:table-cell>
          <table:table-cell table:style-name="ce1"/>
          <table:table-cell table:number-columns-repeated="4" table:style-name="ce4" office:value-type="string" calcext:value-type="string">
            <text:p>00</text:p>
          </table:table-cell>
          <table:table-cell table:number-columns-repeated="16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400" calcext:value-type="float">
            <text:p>3,4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420" calcext:value-type="float">
            <text:p>3,4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440" calcext:value-type="float">
            <text:p>3,4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460" calcext:value-type="float">
            <text:p>3,4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480" calcext:value-type="float">
            <text:p>3,4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500" calcext:value-type="float">
            <text:p>3,5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520" calcext:value-type="float">
            <text:p>3,5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540" calcext:value-type="float">
            <text:p>3,5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560" calcext:value-type="float">
            <text:p>3,5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580" calcext:value-type="float">
            <text:p>3,5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600" calcext:value-type="float">
            <text:p>3,6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620" calcext:value-type="float">
            <text:p>3,6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640" calcext:value-type="float">
            <text:p>3,6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660" calcext:value-type="float">
            <text:p>3,6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680" calcext:value-type="float">
            <text:p>3,6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700" calcext:value-type="float">
            <text:p>3,7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720" calcext:value-type="float">
            <text:p>3,7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740" calcext:value-type="float">
            <text:p>3,7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760" calcext:value-type="float">
            <text:p>3,7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780" calcext:value-type="float">
            <text:p>3,7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800" calcext:value-type="float">
            <text:p>3,8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820" calcext:value-type="float">
            <text:p>3,8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840" calcext:value-type="float">
            <text:p>3,8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860" calcext:value-type="float">
            <text:p>3,8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880" calcext:value-type="float">
            <text:p>3,8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900" calcext:value-type="float">
            <text:p>3,9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920" calcext:value-type="float">
            <text:p>3,9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940" calcext:value-type="float">
            <text:p>3,9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960" calcext:value-type="float">
            <text:p>3,9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980" calcext:value-type="float">
            <text:p>3,9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000" calcext:value-type="float">
            <text:p>4,0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020" calcext:value-type="float">
            <text:p>4,0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040" calcext:value-type="float">
            <text:p>4,0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060" calcext:value-type="float">
            <text:p>4,0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080" calcext:value-type="float">
            <text:p>4,0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100" calcext:value-type="float">
            <text:p>4,1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120" calcext:value-type="float">
            <text:p>4,1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140" calcext:value-type="float">
            <text:p>4,1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160" calcext:value-type="float">
            <text:p>4,1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180" calcext:value-type="float">
            <text:p>4,1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200" calcext:value-type="float">
            <text:p>4,2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220" calcext:value-type="float">
            <text:p>4,2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240" calcext:value-type="float">
            <text:p>4,2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260" calcext:value-type="float">
            <text:p>4,2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280" calcext:value-type="float">
            <text:p>4,2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300" calcext:value-type="float">
            <text:p>4,3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320" calcext:value-type="float">
            <text:p>4,320</text:p>
          </table:table-cell>
          <table:table-cell table:style-name="ce1"/>
          <table:table-cell table:number-columns-repeated="12" table:style-name="ce11" office:value-type="string" calcext:value-type="string">
            <text:p>00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0D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BB</text:p>
          </table:table-cell>
          <table:table-cell table:style-name="ce15" office:value-type="string" calcext:value-type="string">
            <text:p>BField; 1 set of (bfield+trolleys+phd) for each bfield index</text:p>
          </table:table-cell>
          <table:table-cell table:number-columns-repeated="1001"/>
        </table:table-row>
        <table:table-row table:style-name="ro1">
          <table:table-cell table:style-name="ce1" office:value-type="float" office:value="4340" calcext:value-type="float">
            <text:p>4,340</text:p>
          </table:table-cell>
          <table:table-cell table:style-name="ce1"/>
          <table:table-cell table:number-columns-repeated="6" table:style-name="ce7" office:value-type="string" calcext:value-type="string">
            <text:p>00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40</text:p>
          </table:table-cell>
          <table:table-cell table:style-name="ce7" office:value-type="string" calcext:value-type="string">
            <text:p>34</text:p>
          </table:table-cell>
          <table:table-cell table:number-columns-repeated="1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360" calcext:value-type="float">
            <text:p>4,360</text:p>
          </table:table-cell>
          <table:table-cell table:style-name="ce1"/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85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41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2</text:p>
          </table:table-cell>
          <table:table-cell table:style-name="ce7" office:value-type="string" calcext:value-type="string">
            <text:p>3F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380" calcext:value-type="float">
            <text:p>4,3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 office:value-type="string" calcext:value-type="string">
            <text:p>unused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4400" calcext:value-type="float">
            <text:p>4,4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420" calcext:value-type="float">
            <text:p>4,4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 office:value-type="string" calcext:value-type="string">
            <text:p>Trolleys</text:p>
          </table:table-cell>
          <table:table-cell table:number-columns-repeated="1001"/>
        </table:table-row>
        <table:table-row table:style-name="ro1">
          <table:table-cell table:style-name="ce1" office:value-type="float" office:value="4440" calcext:value-type="float">
            <text:p>4,44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A9</text:p>
          </table:table-cell>
          <table:table-cell table:style-name="ce5" office:value-type="string" calcext:value-type="string">
            <text:p>8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460" calcext:value-type="float">
            <text:p>4,46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C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1D</text:p>
          </table:table-cell>
          <table:table-cell table:style-name="ce5" office:value-type="string" calcext:value-type="string">
            <text:p>0C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6" office:value-type="string" calcext:value-type="string">
            <text:p>12 Trolleys in total, at least for NS50L and file_version &gt;= 4108</text:p>
          </table:table-cell>
          <table:table-cell table:number-columns-repeated="1001"/>
        </table:table-row>
        <table:table-row table:style-name="ro1">
          <table:table-cell table:style-name="ce1" office:value-type="float" office:value="4480" calcext:value-type="float">
            <text:p>4,480</text:p>
          </table:table-cell>
          <table:table-cell table:style-name="ce1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32</text:p>
          </table:table-cell>
          <table:table-cell table:number-columns-repeated="4" table:style-name="ce5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FE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 office:value-type="string" calcext:value-type="string">
            <text:p>8 real trolleys (incl. sec. el.) + 4 non-real trolleys</text:p>
          </table:table-cell>
          <table:table-cell table:number-columns-repeated="1001"/>
        </table:table-row>
        <table:table-row table:style-name="ro1">
          <table:table-cell table:style-name="ce1" office:value-type="float" office:value="4500" calcext:value-type="float">
            <text:p>4,5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 office:value-type="string" calcext:value-type="string">
            <text:p>Each trolley is identified by a boolean “real” and an index number. Index is &gt;= 0 for trolleys real and</text:p>
          </table:table-cell>
          <table:table-cell table:number-columns-repeated="1001"/>
        </table:table-row>
        <table:table-row table:style-name="ro1">
          <table:table-cell table:style-name="ce1" office:value-type="float" office:value="4520" calcext:value-type="float">
            <text:p>4,52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 office:value-type="string" calcext:value-type="string">
            <text:p>enabled, -1 for real and disabled and -2 for non-real.</text:p>
          </table:table-cell>
          <table:table-cell table:number-columns-repeated="1001"/>
        </table:table-row>
        <table:table-row table:style-name="ro1">
          <table:table-cell table:style-name="ce1" office:value-type="float" office:value="4540" calcext:value-type="float">
            <text:p>4,54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9</text:p>
          </table:table-cell>
          <table:table-cell table:number-columns-repeated="9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560" calcext:value-type="float">
            <text:p>4,5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 office:value-type="string" calcext:value-type="string">
            <text:p>A trolley labelled Esi is real and is secondary electrons, even though it is not a physically real trolley.</text:p>
          </table:table-cell>
          <table:table-cell table:number-columns-repeated="1001"/>
        </table:table-row>
        <table:table-row table:style-name="ro1">
          <table:table-cell table:style-name="ce1" office:value-type="float" office:value="4580" calcext:value-type="float">
            <text:p>4,580</text:p>
          </table:table-cell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5" office:value-type="string" calcext:value-type="string">
            <text:p>Other non-real trolleys include “Nmf” (?) and some unlabelled ones (could be TIC, old FCs, EMBig, </text:p>
          </table:table-cell>
          <table:table-cell table:number-columns-repeated="1001"/>
        </table:table-row>
        <table:table-row table:style-name="ro1">
          <table:table-cell table:style-name="ce1" office:value-type="float" office:value="4600" calcext:value-type="float">
            <text:p>4,6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 office:value-type="string" calcext:value-type="string">
            <text:p>Large Detector)</text:p>
          </table:table-cell>
          <table:table-cell table:number-columns-repeated="1001"/>
        </table:table-row>
        <table:table-row table:style-name="ro1">
          <table:table-cell table:style-name="ce1" office:value-type="float" office:value="4620" calcext:value-type="float">
            <text:p>4,6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640" calcext:value-type="float">
            <text:p>4,64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9A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B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8E</text:p>
          </table:table-cell>
          <table:table-cell table:style-name="ce5" office:value-type="string" calcext:value-type="string">
            <text:p>8A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E</text:p>
          </table:table-cell>
          <table:table-cell table:style-name="ce15" office:value-type="string" calcext:value-type="string">
            <text:p>192 bytes per trolley for file_version &lt; 4108</text:p>
          </table:table-cell>
          <table:table-cell table:number-columns-repeated="1001"/>
        </table:table-row>
        <table:table-row table:style-name="ro1">
          <table:table-cell table:style-name="ce1" office:value-type="float" office:value="4660" calcext:value-type="float">
            <text:p>4,660</text:p>
          </table:table-cell>
          <table:table-cell table:style-name="ce1"/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BC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43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5" office:value-type="string" calcext:value-type="string">
            <text:p>208 bytes per trolley for file_version &gt;= 4108</text:p>
          </table:table-cell>
          <table:table-cell table:number-columns-repeated="1001"/>
        </table:table-row>
        <table:table-row table:style-name="ro1">
          <table:table-cell table:style-name="ce1" office:value-type="float" office:value="4680" calcext:value-type="float">
            <text:p>4,6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700" calcext:value-type="float">
            <text:p>4,700</text:p>
          </table:table-cell>
          <table:table-cell table:style-name="ce1"/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F</text:p>
          </table:table-cell>
          <table:table-cell table:style-name="ce5" office:value-type="string" calcext:value-type="string">
            <text:p>F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F</text:p>
          </table:table-cell>
          <table:table-cell table:style-name="ce5" office:value-type="string" calcext:value-type="string">
            <text:p>F1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BC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43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720" calcext:value-type="float">
            <text:p>4,72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E7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8B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95</text:p>
          </table:table-cell>
          <table:table-cell table:style-name="ce5" office:value-type="string" calcext:value-type="string">
            <text:p>8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740" calcext:value-type="float">
            <text:p>4,74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ED</text:p>
          </table:table-cell>
          <table:table-cell table:style-name="ce5" office:value-type="string" calcext:value-type="string">
            <text:p>3E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760" calcext:value-type="float">
            <text:p>4,760</text:p>
          </table:table-cell>
          <table:table-cell table:style-name="ce1"/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ED</text:p>
          </table:table-cell>
          <table:table-cell table:style-name="ce5" office:value-type="string" calcext:value-type="string">
            <text:p>3E</text:p>
          </table:table-cell>
          <table:table-cell table:style-name="ce5" office:value-type="string" calcext:value-type="string">
            <text:p>D4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6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780" calcext:value-type="float">
            <text:p>4,7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800" calcext:value-type="float">
            <text:p>4,8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820" calcext:value-type="float">
            <text:p>4,82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6B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840" calcext:value-type="float">
            <text:p>4,840</text:p>
          </table:table-cell>
          <table:table-cell table:style-name="ce1"/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08</text:p>
          </table:table-cell>
          <table:table-cell table:style-name="ce5" office:value-type="string" calcext:value-type="string">
            <text:p>79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F</text:p>
          </table:table-cell>
          <table:table-cell table:style-name="ce5" office:value-type="string" calcext:value-type="string">
            <text:p>EE</text:p>
          </table:table-cell>
          <table:table-cell table:style-name="ce5" office:value-type="string" calcext:value-type="string">
            <text:p>C9</text:p>
          </table:table-cell>
          <table:table-cell table:style-name="ce5" office:value-type="string" calcext:value-type="string">
            <text:p>9C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A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7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860" calcext:value-type="float">
            <text:p>4,860</text:p>
          </table:table-cell>
          <table:table-cell table:style-name="ce1"/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E7</text:p>
          </table:table-cell>
          <table:table-cell table:style-name="ce5" office:value-type="string" calcext:value-type="string">
            <text:p>8A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880" calcext:value-type="float">
            <text:p>4,8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EC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EC</text:p>
          </table:table-cell>
          <table:table-cell table:style-name="ce5" office:value-type="string" calcext:value-type="string">
            <text:p>4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900" calcext:value-type="float">
            <text:p>4,900</text:p>
          </table:table-cell>
          <table:table-cell table:style-name="ce1"/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7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9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920" calcext:value-type="float">
            <text:p>4,92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E8</text:p>
          </table:table-cell>
          <table:table-cell table:style-name="ce5" office:value-type="string" calcext:value-type="string">
            <text:p>8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6E</text:p>
          </table:table-cell>
          <table:table-cell table:style-name="ce5" office:value-type="string" calcext:value-type="string">
            <text:p>97</text:p>
          </table:table-cell>
          <table:table-cell table:style-name="ce5" office:value-type="string" calcext:value-type="string">
            <text:p>8D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940" calcext:value-type="float">
            <text:p>4,94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0B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0B</text:p>
          </table:table-cell>
          <table:table-cell table:style-name="ce5" office:value-type="string" calcext:value-type="string">
            <text:p>4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960" calcext:value-type="float">
            <text:p>4,96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980" calcext:value-type="float">
            <text:p>4,9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000" calcext:value-type="float">
            <text:p>5,0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020" calcext:value-type="float">
            <text:p>5,02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71</text:p>
          </table:table-cell>
          <table:table-cell table:style-name="ce5" office:value-type="string" calcext:value-type="string">
            <text:p>89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74</text:p>
          </table:table-cell>
          <table:table-cell table:style-name="ce5" office:value-type="string" calcext:value-type="string">
            <text:p>D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040" calcext:value-type="float">
            <text:p>5,040</text:p>
          </table:table-cell>
          <table:table-cell table:style-name="ce1"/>
          <table:table-cell table:style-name="ce5" office:value-type="string" calcext:value-type="string">
            <text:p>0E</text:p>
          </table:table-cell>
          <table:table-cell table:style-name="ce5" office:value-type="string" calcext:value-type="string">
            <text:p>F5</text:p>
          </table:table-cell>
          <table:table-cell table:style-name="ce5" office:value-type="string" calcext:value-type="string">
            <text:p>EC</text:p>
          </table:table-cell>
          <table:table-cell table:style-name="ce5" office:value-type="string" calcext:value-type="string">
            <text:p>2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DD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22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0B</text:p>
          </table:table-cell>
          <table:table-cell table:style-name="ce5" office:value-type="string" calcext:value-type="string">
            <text:p>1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060" calcext:value-type="float">
            <text:p>5,0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080" calcext:value-type="float">
            <text:p>5,08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C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C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DD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2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100" calcext:value-type="float">
            <text:p>5,1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D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120" calcext:value-type="float">
            <text:p>5,120</text:p>
          </table:table-cell>
          <table:table-cell table:style-name="ce1"/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87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02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C8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140" calcext:value-type="float">
            <text:p>5,140</text:p>
          </table:table-cell>
          <table:table-cell table:style-name="ce1"/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84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160" calcext:value-type="float">
            <text:p>5,1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180" calcext:value-type="float">
            <text:p>5,1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200" calcext:value-type="float">
            <text:p>5,2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220" calcext:value-type="float">
            <text:p>5,22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87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EF</text:p>
          </table:table-cell>
          <table:table-cell table:style-name="ce5" office:value-type="string" calcext:value-type="string">
            <text:p>8E</text:p>
          </table:table-cell>
          <table:table-cell table:style-name="ce5" office:value-type="string" calcext:value-type="string">
            <text:p>9C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C7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7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240" calcext:value-type="float">
            <text:p>5,24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8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C9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260" calcext:value-type="float">
            <text:p>5,26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6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280" calcext:value-type="float">
            <text:p>5,280</text:p>
          </table:table-cell>
          <table:table-cell table:style-name="ce1"/>
          <table:table-cell table:style-name="ce5" office:value-type="string" calcext:value-type="string">
            <text:p>96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96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7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8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300" calcext:value-type="float">
            <text:p>5,3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D0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60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320" calcext:value-type="float">
            <text:p>5,32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8E</text:p>
          </table:table-cell>
          <table:table-cell table:style-name="ce5" office:value-type="string" calcext:value-type="string">
            <text:p>88</text:p>
          </table:table-cell>
          <table:table-cell table:style-name="ce5" office:value-type="string" calcext:value-type="string">
            <text:p>E8</text:p>
          </table:table-cell>
          <table:table-cell table:style-name="ce5" office:value-type="string" calcext:value-type="string">
            <text:p>8E</text:p>
          </table:table-cell>
          <table:table-cell table:style-name="ce5" office:value-type="string" calcext:value-type="string">
            <text:p>88</text:p>
          </table:table-cell>
          <table:table-cell table:style-name="ce5" office:value-type="string" calcext:value-type="string">
            <text:p>E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340" calcext:value-type="float">
            <text:p>5,34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20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360" calcext:value-type="float">
            <text:p>5,3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380" calcext:value-type="float">
            <text:p>5,3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400" calcext:value-type="float">
            <text:p>5,40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F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420" calcext:value-type="float">
            <text:p>5,42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59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4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8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8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440" calcext:value-type="float">
            <text:p>5,440</text:p>
          </table:table-cell>
          <table:table-cell table:style-name="ce1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83</text:p>
          </table:table-cell>
          <table:table-cell table:style-name="ce5" office:value-type="string" calcext:value-type="string">
            <text:p>8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460" calcext:value-type="float">
            <text:p>5,46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A0</text:p>
          </table:table-cell>
          <table:table-cell table:style-name="ce5" office:value-type="string" calcext:value-type="string">
            <text:p>5A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A0</text:p>
          </table:table-cell>
          <table:table-cell table:style-name="ce5" office:value-type="string" calcext:value-type="string">
            <text:p>5A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480" calcext:value-type="float">
            <text:p>5,4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8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5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4B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500" calcext:value-type="float">
            <text:p>5,50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D0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4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520" calcext:value-type="float">
            <text:p>5,52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F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F</text:p>
          </table:table-cell>
          <table:table-cell table:style-name="ce5" office:value-type="string" calcext:value-type="string">
            <text:p>F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10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540" calcext:value-type="float">
            <text:p>5,5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560" calcext:value-type="float">
            <text:p>5,5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580" calcext:value-type="float">
            <text:p>5,5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600" calcext:value-type="float">
            <text:p>5,60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8C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D7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1</text:p>
          </table:table-cell>
          <table:table-cell table:style-name="ce5" office:value-type="string" calcext:value-type="string">
            <text:p>30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620" calcext:value-type="float">
            <text:p>5,620</text:p>
          </table:table-cell>
          <table:table-cell table:style-name="ce1"/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9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640" calcext:value-type="float">
            <text:p>5,640</text:p>
          </table:table-cell>
          <table:table-cell table:style-name="ce1"/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FD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660" calcext:value-type="float">
            <text:p>5,66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style-name="ce5" office:value-type="string" calcext:value-type="string">
            <text:p>7F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680" calcext:value-type="float">
            <text:p>5,6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700" calcext:value-type="float">
            <text:p>5,7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720" calcext:value-type="float">
            <text:p>5,72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6D</text:p>
          </table:table-cell>
          <table:table-cell table:style-name="ce5" office:value-type="string" calcext:value-type="string">
            <text:p>66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740" calcext:value-type="float">
            <text:p>5,7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760" calcext:value-type="float">
            <text:p>5,7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780" calcext:value-type="float">
            <text:p>5,7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800" calcext:value-type="float">
            <text:p>5,80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9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820" calcext:value-type="float">
            <text:p>5,82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FE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840" calcext:value-type="float">
            <text:p>5,8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860" calcext:value-type="float">
            <text:p>5,86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7F</text:p>
          </table:table-cell>
          <table:table-cell table:number-columns-repeated="3" table:style-name="ce5" office:value-type="string" calcext:value-type="string">
            <text:p>FF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880" calcext:value-type="float">
            <text:p>5,88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900" calcext:value-type="float">
            <text:p>5,9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920" calcext:value-type="float">
            <text:p>5,92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73</text:p>
          </table:table-cell>
          <table:table-cell table:style-name="ce5" office:value-type="string" calcext:value-type="string">
            <text:p>69</text:p>
          </table:table-cell>
          <table:table-cell table:number-columns-repeated="13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940" calcext:value-type="float">
            <text:p>5,9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960" calcext:value-type="float">
            <text:p>5,9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980" calcext:value-type="float">
            <text:p>5,9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000" calcext:value-type="float">
            <text:p>6,00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9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020" calcext:value-type="float">
            <text:p>6,02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5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040" calcext:value-type="float">
            <text:p>6,0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060" calcext:value-type="float">
            <text:p>6,060</text:p>
          </table:table-cell>
          <table:table-cell table:style-name="ce1"/>
          <table:table-cell table:style-name="ce5" office:value-type="string" calcext:value-type="string">
            <text:p>7F</text:p>
          </table:table-cell>
          <table:table-cell table:number-columns-repeated="3" table:style-name="ce5" office:value-type="string" calcext:value-type="string">
            <text:p>FF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080" calcext:value-type="float">
            <text:p>6,0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100" calcext:value-type="float">
            <text:p>6,1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120" calcext:value-type="float">
            <text:p>6,1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140" calcext:value-type="float">
            <text:p>6,1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160" calcext:value-type="float">
            <text:p>6,1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180" calcext:value-type="float">
            <text:p>6,18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F4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7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E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E8</text:p>
          </table:table-cell>
          <table:table-cell table:style-name="ce5" office:value-type="string" calcext:value-type="string">
            <text:p>F0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F3</text:p>
          </table:table-cell>
          <table:table-cell table:number-columns-repeated="4" table:style-name="ce5" office:value-type="string" calcext:value-type="string">
            <text:p>FF</text:p>
          </table:table-cell>
          <table:table-cell table:style-name="ce5" office:value-type="string" calcext:value-type="string">
            <text:p>C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200" calcext:value-type="float">
            <text:p>6,2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C9</text:p>
          </table:table-cell>
          <table:table-cell table:number-columns-repeated="4" table:style-name="ce5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FD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220" calcext:value-type="float">
            <text:p>6,2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240" calcext:value-type="float">
            <text:p>6,24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7F</text:p>
          </table:table-cell>
          <table:table-cell table:number-columns-repeated="3" table:style-name="ce5" office:value-type="string" calcext:value-type="string">
            <text:p>FF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260" calcext:value-type="float">
            <text:p>6,2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9</text:p>
          </table:table-cell>
          <table:table-cell table:number-columns-repeated="9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280" calcext:value-type="float">
            <text:p>6,2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300" calcext:value-type="float">
            <text:p>6,30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20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320" calcext:value-type="float">
            <text:p>6,3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340" calcext:value-type="float">
            <text:p>6,3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360" calcext:value-type="float">
            <text:p>6,36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89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8C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380" calcext:value-type="float">
            <text:p>6,38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0B</text:p>
          </table:table-cell>
          <table:table-cell table:style-name="ce5" office:value-type="string" calcext:value-type="string">
            <text:p>59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7B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85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400" calcext:value-type="float">
            <text:p>6,400</text:p>
          </table:table-cell>
          <table:table-cell table:style-name="ce1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9E</text:p>
          </table:table-cell>
          <table:table-cell table:style-name="ce5" office:value-type="string" calcext:value-type="string">
            <text:p>65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6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420" calcext:value-type="float">
            <text:p>6,42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96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96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7B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440" calcext:value-type="float">
            <text:p>6,440</text:p>
          </table:table-cell>
          <table:table-cell table:style-name="ce1"/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85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46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460" calcext:value-type="float">
            <text:p>6,46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8B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95</text:p>
          </table:table-cell>
          <table:table-cell table:style-name="ce5" office:value-type="string" calcext:value-type="string">
            <text:p>81</text:p>
          </table:table-cell>
          <table:table-cell table:style-name="ce5" office:value-type="string" calcext:value-type="string">
            <text:p>06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C8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480" calcext:value-type="float">
            <text:p>6,48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DE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500" calcext:value-type="float">
            <text:p>6,500</text:p>
          </table:table-cell>
          <table:table-cell table:style-name="ce1"/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53</text:p>
          </table:table-cell>
          <table:table-cell table:style-name="ce5" office:value-type="string" calcext:value-type="string">
            <text:p>69</text:p>
          </table:table-cell>
          <table:table-cell table:style-name="ce5" office:value-type="string" calcext:value-type="string">
            <text:p>20</text:p>
          </table:table-cell>
          <table:table-cell table:number-columns-repeated="15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520" calcext:value-type="float">
            <text:p>6,5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540" calcext:value-type="float">
            <text:p>6,5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560" calcext:value-type="float">
            <text:p>6,56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C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A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39</text:p>
          </table:table-cell>
          <table:table-cell table:style-name="ce5" office:value-type="string" calcext:value-type="string">
            <text:p>59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83</text:p>
          </table:table-cell>
          <table:table-cell table:style-name="ce5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580" calcext:value-type="float">
            <text:p>6,580</text:p>
          </table:table-cell>
          <table:table-cell table:style-name="ce1"/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42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600" calcext:value-type="float">
            <text:p>6,6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7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620" calcext:value-type="float">
            <text:p>6,620</text:p>
          </table:table-cell>
          <table:table-cell table:style-name="ce1"/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34</text:p>
          </table:table-cell>
          <table:table-cell table:number-columns-repeated="6" table:style-name="ce5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4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640" calcext:value-type="float">
            <text:p>6,64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50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E7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8B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9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660" calcext:value-type="float">
            <text:p>6,6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AE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680" calcext:value-type="float">
            <text:p>6,680</text:p>
          </table:table-cell>
          <table:table-cell table:style-name="ce1"/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6B</text:p>
          </table:table-cell>
          <table:table-cell table:number-columns-repeated="8" table:style-name="ce5" office:value-type="string" calcext:value-type="string">
            <text:p>00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8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700" calcext:value-type="float">
            <text:p>6,70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88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15" office:value-type="string" calcext:value-type="string">
            <text:p>PHD scans</text:p>
          </table:table-cell>
          <table:table-cell table:number-columns-repeated="1001"/>
        </table:table-row>
        <table:table-row table:style-name="ro1">
          <table:table-cell table:style-name="ce1" office:value-type="float" office:value="6720" calcext:value-type="float">
            <text:p>6,720</text:p>
          </table:table-cell>
          <table:table-cell table:style-name="ce1"/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style-name="ce15" office:value-type="string" calcext:value-type="string">
            <text:p>12 trolleys, see Trolley above</text:p>
          </table:table-cell>
          <table:table-cell table:number-columns-repeated="1001"/>
        </table:table-row>
        <table:table-row table:style-name="ro1">
          <table:table-cell table:style-name="ce1" office:value-type="float" office:value="6740" calcext:value-type="float">
            <text:p>6,740</text:p>
          </table:table-cell>
          <table:table-cell table:style-name="ce1"/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760" calcext:value-type="float">
            <text:p>6,76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780" calcext:value-type="float">
            <text:p>6,78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800" calcext:value-type="float">
            <text:p>6,80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820" calcext:value-type="float">
            <text:p>6,820</text:p>
          </table:table-cell>
          <table:table-cell table:style-name="ce1"/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840" calcext:value-type="float">
            <text:p>6,84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8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8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860" calcext:value-type="float">
            <text:p>6,860</text:p>
          </table:table-cell>
          <table:table-cell table:style-name="ce1"/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880" calcext:value-type="float">
            <text:p>6,88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15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900" calcext:value-type="float">
            <text:p>6,90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8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920" calcext:value-type="float">
            <text:p>6,92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88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940" calcext:value-type="float">
            <text:p>6,940</text:p>
          </table:table-cell>
          <table:table-cell table:style-name="ce1"/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960" calcext:value-type="float">
            <text:p>6,960</text:p>
          </table:table-cell>
          <table:table-cell table:style-name="ce1"/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980" calcext:value-type="float">
            <text:p>6,980</text:p>
          </table:table-cell>
          <table:table-cell table:style-name="ce1"/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6E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5F</text:p>
          </table:table-cell>
          <table:table-cell table:style-name="ce5" office:value-type="string" calcext:value-type="string">
            <text:p>70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72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6D</text:p>
          </table:table-cell>
          <table:table-cell table:style-name="ce5" office:value-type="string" calcext:value-type="string">
            <text:p>5F</text:p>
          </table:table-cell>
          <table:table-cell table:style-name="ce5" office:value-type="string" calcext:value-type="string">
            <text:p>6E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6E</text:p>
          </table:table-cell>
          <table:table-cell table:style-name="ce5" office:value-type="string" calcext:value-type="string">
            <text:p>6F</text:p>
          </table:table-cell>
          <table:table-cell table:style-name="ce5" office:value-type="string" calcext:value-type="string">
            <text:p>00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6</text:p>
          </table:table-cell>
          <table:table-cell table:style-name="ce15" office:value-type="string" calcext:value-type="string">
            <text:p>Anal_param_nano struct name</text:p>
          </table:table-cell>
          <table:table-cell table:number-columns-repeated="1001"/>
        </table:table-row>
        <table:table-row table:style-name="ro1">
          <table:table-cell table:style-name="ce1" office:value-type="float" office:value="7000" calcext:value-type="float">
            <text:p>7,00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8" table:style-name="ce9" office:value-type="string" calcext:value-type="string">
            <text:p>00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35</text:p>
          </table:table-cell>
          <table:table-cell table:number-columns-repeated="6" table:style-name="ce5" office:value-type="string" calcext:value-type="string">
            <text:p>00</text:p>
          </table:table-cell>
          <table:table-cell table:style-name="ce15" office:value-type="string" calcext:value-type="string">
            <text:p>analysis version; N50 large yes/no</text:p>
          </table:table-cell>
          <table:table-cell table:number-columns-repeated="1001"/>
        </table:table-row>
        <table:table-row table:style-name="ro1">
          <table:table-cell table:style-name="ce1" office:value-type="float" office:value="7020" calcext:value-type="float">
            <text:p>7,0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 office:value-type="string" calcext:value-type="string">
            <text:p>comment</text:p>
          </table:table-cell>
          <table:table-cell table:number-columns-repeated="1001"/>
        </table:table-row>
        <table:table-row table:style-name="ro1">
          <table:table-cell table:style-name="ce1" office:value-type="float" office:value="7040" calcext:value-type="float">
            <text:p>7,0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060" calcext:value-type="float">
            <text:p>7,0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080" calcext:value-type="float">
            <text:p>7,0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100" calcext:value-type="float">
            <text:p>7,1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120" calcext:value-type="float">
            <text:p>7,1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140" calcext:value-type="float">
            <text:p>7,1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160" calcext:value-type="float">
            <text:p>7,1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180" calcext:value-type="float">
            <text:p>7,1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200" calcext:value-type="float">
            <text:p>7,2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220" calcext:value-type="float">
            <text:p>7,2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240" calcext:value-type="float">
            <text:p>7,2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260" calcext:value-type="float">
            <text:p>7,26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2B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5F</text:p>
          </table:table-cell>
          <table:table-cell table:style-name="ce6" office:value-type="string" calcext:value-type="string">
            <text:p>3C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280" calcext:value-type="float">
            <text:p>7,28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5D</text:p>
          </table:table-cell>
          <table:table-cell table:style-name="ce6" office:value-type="string" calcext:value-type="string">
            <text:p>5C</text:p>
          </table:table-cell>
          <table:table-cell table:number-columns-repeated="16" table:style-name="ce6" office:value-type="string" calcext:value-type="string">
            <text:p>00</text:p>
          </table:table-cell>
          <table:table-cell table:style-name="ce15" office:value-type="string" calcext:value-type="string">
            <text:p>PrimaryBeam</text:p>
          </table:table-cell>
          <table:table-cell table:number-columns-repeated="1001"/>
        </table:table-row>
        <table:table-row table:style-name="ro1">
          <table:table-cell table:style-name="ce1" office:value-type="float" office:value="7300" calcext:value-type="float">
            <text:p>7,30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F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C8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15" office:value-type="string" calcext:value-type="string">
            <text:p>length is always 552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7320" calcext:value-type="float">
            <text:p>7,32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 office:value-type="string" calcext:value-type="string">
            <text:p>end is filled with null-bytes in older versions, but not all bytes are null!!! The values</text:p>
          </table:table-cell>
          <table:table-cell table:number-columns-repeated="1001"/>
        </table:table-row>
        <table:table-row table:style-name="ro1">
          <table:table-cell table:style-name="ce1" office:value-type="float" office:value="7340" calcext:value-type="float">
            <text:p>7,340</text:p>
          </table:table-cell>
          <table:table-cell table:style-name="ce1"/>
          <table:table-cell table:number-columns-repeated="6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90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C8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style-name="ce15" office:value-type="string" calcext:value-type="string">
            <text:p>seem to be meaningless, though. Newer versions have \xCC continuation bytes.</text:p>
          </table:table-cell>
          <table:table-cell table:number-columns-repeated="1001"/>
        </table:table-row>
        <table:table-row table:style-name="ro1">
          <table:table-cell table:style-name="ce1" office:value-type="float" office:value="7360" calcext:value-type="float">
            <text:p>7,36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number-columns-repeated="16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380" calcext:value-type="float">
            <text:p>7,38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3</text:p>
          </table:table-cell>
          <table:table-cell table:number-columns-repeated="6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EE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2C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C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400" calcext:value-type="float">
            <text:p>7,40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9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number-columns-repeated="12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420" calcext:value-type="float">
            <text:p>7,420</text:p>
          </table:table-cell>
          <table:table-cell table:style-name="ce1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34</text:p>
          </table:table-cell>
          <table:table-cell table:number-columns-repeated="6" table:style-name="ce6" office:value-type="string" calcext:value-type="string">
            <text:p>00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77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440" calcext:value-type="float">
            <text:p>7,440</text:p>
          </table:table-cell>
          <table:table-cell table:style-name="ce1"/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9F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8A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460" calcext:value-type="float">
            <text:p>7,460</text:p>
          </table:table-cell>
          <table:table-cell table:style-name="ce1"/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2D</text:p>
          </table:table-cell>
          <table:table-cell table:style-name="ce6" office:value-type="string" calcext:value-type="string">
            <text:p>39</text:p>
          </table:table-cell>
          <table:table-cell table:number-columns-repeated="13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480" calcext:value-type="float">
            <text:p>7,480</text:p>
          </table:table-cell>
          <table:table-cell table:style-name="ce1"/>
          <table:table-cell table:number-columns-repeated="18" table:style-name="ce6" office:value-type="string" calcext:value-type="string">
            <text:p>00</text:p>
          </table:table-cell>
          <table:table-cell table:style-name="ce6" office:value-type="string" calcext:value-type="string">
            <text:p>1F</text:p>
          </table:table-cell>
          <table:table-cell table:style-name="ce6" office:value-type="string" calcext:value-type="string">
            <text:p>4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500" calcext:value-type="float">
            <text:p>7,50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520" calcext:value-type="float">
            <text:p>7,52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540" calcext:value-type="float">
            <text:p>7,54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560" calcext:value-type="float">
            <text:p>7,56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580" calcext:value-type="float">
            <text:p>7,58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 office:value-type="string" calcext:value-type="string">
            <text:p>unused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7600" calcext:value-type="float">
            <text:p>7,60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620" calcext:value-type="float">
            <text:p>7,62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640" calcext:value-type="float">
            <text:p>7,64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660" calcext:value-type="float">
            <text:p>7,66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680" calcext:value-type="float">
            <text:p>7,680</text:p>
          </table:table-cell>
          <table:table-cell table:style-name="ce1"/>
          <table:table-cell table:number-columns-repeated="5" table:style-name="ce6" office:value-type="string" calcext:value-type="string">
            <text:p>00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FC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700" calcext:value-type="float">
            <text:p>7,700</text:p>
          </table:table-cell>
          <table:table-cell table:style-name="ce1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6E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6E</text:p>
          </table:table-cell>
          <table:table-cell table:style-name="ce6" office:value-type="string" calcext:value-type="string">
            <text:p>28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720" calcext:value-type="float">
            <text:p>7,72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740" calcext:value-type="float">
            <text:p>7,740</text:p>
          </table:table-cell>
          <table:table-cell table:style-name="ce1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F0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760" calcext:value-type="float">
            <text:p>7,76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780" calcext:value-type="float">
            <text:p>7,78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20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10</text:p>
          </table:table-cell>
          <table:table-cell table:number-columns-repeated="12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800" calcext:value-type="float">
            <text:p>7,800</text:p>
          </table:table-cell>
          <table:table-cell table:style-name="ce1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80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820" calcext:value-type="float">
            <text:p>7,820</text:p>
          </table:table-cell>
          <table:table-cell table:style-name="ce1"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3E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28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3</text:p>
          </table:table-cell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3C</text:p>
          </table:table-cell>
          <table:table-cell table:style-name="ce15" office:value-type="string" calcext:value-type="string">
            <text:p>SecondaryBeam</text:p>
          </table:table-cell>
          <table:table-cell table:number-columns-repeated="1001"/>
        </table:table-row>
        <table:table-row table:style-name="ro1">
          <table:table-cell table:style-name="ce1" office:value-type="float" office:value="7840" calcext:value-type="float">
            <text:p>7,84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9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860" calcext:value-type="float">
            <text:p>7,860</text:p>
          </table:table-cell>
          <table:table-cell table:style-name="ce1"/>
          <table:table-cell table:number-columns-repeated="19" table:style-name="ce3" office:value-type="string" calcext:value-type="string">
            <text:p>00</text:p>
          </table:table-cell>
          <table:table-cell table:style-name="ce3" office:value-type="string" calcext:value-type="string">
            <text:p>B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880" calcext:value-type="float">
            <text:p>7,88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A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8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7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900" calcext:value-type="float">
            <text:p>7,900</text:p>
          </table:table-cell>
          <table:table-cell table:style-name="ce1"/>
          <table:table-cell table:number-columns-repeated="15" table:style-name="ce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920" calcext:value-type="float">
            <text:p>7,920</text:p>
          </table:table-cell>
          <table:table-cell table:style-name="ce1"/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5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9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940" calcext:value-type="float">
            <text:p>7,940</text:p>
          </table:table-cell>
          <table:table-cell table:style-name="ce1"/>
          <table:table-cell table:number-columns-repeated="20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960" calcext:value-type="float">
            <text:p>7,96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F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9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980" calcext:value-type="float">
            <text:p>7,980</text:p>
          </table:table-cell>
          <table:table-cell table:style-name="ce1"/>
          <table:table-cell table:number-columns-repeated="16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000" calcext:value-type="float">
            <text:p>8,000</text:p>
          </table:table-cell>
          <table:table-cell table:style-name="ce1"/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F0</text:p>
          </table:table-cell>
          <table:table-cell table:number-columns-repeated="6" table:style-name="ce3" office:value-type="string" calcext:value-type="string">
            <text:p>00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5" office:value-type="string" calcext:value-type="string">
            <text:p>Detectors part 1</text:p>
          </table:table-cell>
          <table:table-cell table:number-columns-repeated="1001"/>
        </table:table-row>
        <table:table-row table:style-name="ro1">
          <table:table-cell table:style-name="ce1" office:value-type="float" office:value="8020" calcext:value-type="float">
            <text:p>8,02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040" calcext:value-type="float">
            <text:p>8,04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50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9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060" calcext:value-type="float">
            <text:p>8,06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080" calcext:value-type="float">
            <text:p>8,08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100" calcext:value-type="float">
            <text:p>8,100</text:p>
          </table:table-cell>
          <table:table-cell table:style-name="ce1"/>
          <table:table-cell table:number-columns-repeated="7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120" calcext:value-type="float">
            <text:p>8,120</text:p>
          </table:table-cell>
          <table:table-cell table:style-name="ce1"/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50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140" calcext:value-type="float">
            <text:p>8,140</text:p>
          </table:table-cell>
          <table:table-cell table:style-name="ce1"/>
          <table:table-cell table:number-columns-repeated="10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160" calcext:value-type="float">
            <text:p>8,160</text:p>
          </table:table-cell>
          <table:table-cell table:style-name="ce1"/>
          <table:table-cell table:number-columns-repeated="10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180" calcext:value-type="float">
            <text:p>8,180</text:p>
          </table:table-cell>
          <table:table-cell table:style-name="ce1"/>
          <table:table-cell table:number-columns-repeated="15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200" calcext:value-type="float">
            <text:p>8,20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2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220" calcext:value-type="float">
            <text:p>8,22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9</text:p>
          </table:table-cell>
          <table:table-cell table:number-columns-repeated="10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240" calcext:value-type="float">
            <text:p>8,24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10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260" calcext:value-type="float">
            <text:p>8,26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280" calcext:value-type="float">
            <text:p>8,28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300" calcext:value-type="float">
            <text:p>8,300</text:p>
          </table:table-cell>
          <table:table-cell table:style-name="ce1"/>
          <table:table-cell table:number-columns-repeated="7" table:style-name="ce10" office:value-type="string" calcext:value-type="string">
            <text:p>00</text:p>
          </table:table-cell>
          <table:table-cell table:style-name="ce10" office:value-type="string" calcext:value-type="string">
            <text:p>50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9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320" calcext:value-type="float">
            <text:p>8,320</text:p>
          </table:table-cell>
          <table:table-cell table:style-name="ce1"/>
          <table:table-cell table:number-columns-repeated="6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340" calcext:value-type="float">
            <text:p>8,340</text:p>
          </table:table-cell>
          <table:table-cell table:style-name="ce1"/>
          <table:table-cell table:number-columns-repeated="6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360" calcext:value-type="float">
            <text:p>8,360</text:p>
          </table:table-cell>
          <table:table-cell table:style-name="ce1"/>
          <table:table-cell table:number-columns-repeated="7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5D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380" calcext:value-type="float">
            <text:p>8,38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5F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400" calcext:value-type="float">
            <text:p>8,40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9</text:p>
          </table:table-cell>
          <table:table-cell table:number-columns-repeated="10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420" calcext:value-type="float">
            <text:p>8,42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10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440" calcext:value-type="float">
            <text:p>8,44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460" calcext:value-type="float">
            <text:p>8,46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480" calcext:value-type="float">
            <text:p>8,48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6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9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500" calcext:value-type="float">
            <text:p>8,50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520" calcext:value-type="float">
            <text:p>8,52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540" calcext:value-type="float">
            <text:p>8,540</text:p>
          </table:table-cell>
          <table:table-cell table:style-name="ce1"/>
          <table:table-cell table:number-columns-repeated="8" table:style-name="ce10" office:value-type="string" calcext:value-type="string">
            <text:p>0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D9</text:p>
          </table:table-cell>
          <table:table-cell table:number-columns-repeated="4" table:style-name="ce10" office:value-type="string" calcext:value-type="string">
            <text:p>99</text:p>
          </table:table-cell>
          <table:table-cell table:style-name="ce10" office:value-type="string" calcext:value-type="string">
            <text:p>9A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560" calcext:value-type="float">
            <text:p>8,560</text:p>
          </table:table-cell>
          <table:table-cell table:style-name="ce1"/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C0</text:p>
          </table:table-cell>
          <table:table-cell table:style-name="ce10" office:value-type="string" calcext:value-type="string">
            <text:p>BC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70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2E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580" calcext:value-type="float">
            <text:p>8,580</text:p>
          </table:table-cell>
          <table:table-cell table:style-name="ce1"/>
          <table:table-cell table:number-columns-repeated="12" table:style-name="ce10" office:value-type="string" calcext:value-type="string">
            <text:p>00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D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E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600" calcext:value-type="float">
            <text:p>8,600</text:p>
          </table:table-cell>
          <table:table-cell table:style-name="ce1"/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E0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number-columns-repeated="6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620" calcext:value-type="float">
            <text:p>8,620</text:p>
          </table:table-cell>
          <table:table-cell table:style-name="ce1"/>
          <table:table-cell table:number-columns-repeated="7" table:style-name="ce10" office:value-type="string" calcext:value-type="string">
            <text:p>00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number-columns-repeated="10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640" calcext:value-type="float">
            <text:p>8,64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number-columns-repeated="13" table:style-name="ce10" office:value-type="string" calcext:value-type="string">
            <text:p>00</text:p>
          </table:table-cell>
          <table:table-cell table:style-name="ce10" office:value-type="string" calcext:value-type="string">
            <text:p>2C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660" calcext:value-type="float">
            <text:p>8,660</text:p>
          </table:table-cell>
          <table:table-cell table:style-name="ce1"/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number-columns-repeated="13" table:style-name="ce10" office:value-type="string" calcext:value-type="string">
            <text:p>00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680" calcext:value-type="float">
            <text:p>8,680</text:p>
          </table:table-cell>
          <table:table-cell table:style-name="ce1"/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number-columns-repeated="6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700" calcext:value-type="float">
            <text:p>8,700</text:p>
          </table:table-cell>
          <table:table-cell table:style-name="ce1"/>
          <table:table-cell table:number-columns-repeated="7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720" calcext:value-type="float">
            <text:p>8,72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5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740" calcext:value-type="float">
            <text:p>8,740</text:p>
          </table:table-cell>
          <table:table-cell table:style-name="ce1"/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32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19</text:p>
          </table:table-cell>
          <table:table-cell table:number-columns-repeated="10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760" calcext:value-type="float">
            <text:p>8,76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number-columns-repeated="10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780" calcext:value-type="float">
            <text:p>8,780</text:p>
          </table:table-cell>
          <table:table-cell table:style-name="ce1"/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800" calcext:value-type="float">
            <text:p>8,800</text:p>
          </table:table-cell>
          <table:table-cell table:style-name="ce1"/>
          <table:table-cell table:number-columns-repeated="11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FF</text:p>
          </table:table-cell>
          <table:table-cell table:style-name="ce10" office:value-type="string" calcext:value-type="string">
            <text:p>EC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C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820" calcext:value-type="float">
            <text:p>8,820</text:p>
          </table:table-cell>
          <table:table-cell table:style-name="ce1"/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5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D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55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5F</text:p>
          </table:table-cell>
          <table:table-cell table:style-name="ce16" office:value-type="string" calcext:value-type="string">
            <text:p>magic number</text:p>
          </table:table-cell>
          <table:table-cell table:number-columns-repeated="1001"/>
        </table:table-row>
        <table:table-row table:style-name="ro1">
          <table:table-cell table:style-name="ce1" office:value-type="float" office:value="8840" calcext:value-type="float">
            <text:p>8,840</text:p>
          </table:table-cell>
          <table:table-cell table:style-name="ce1"/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number-columns-repeated="16" table:style-name="ce7" office:value-type="string" calcext:value-type="string">
            <text:p>00</text:p>
          </table:table-cell>
          <table:table-cell table:style-name="ce15" office:value-type="string" calcext:value-type="string">
            <text:p>SIMS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8860" calcext:value-type="float">
            <text:p>8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880" calcext:value-type="float">
            <text:p>8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900" calcext:value-type="float">
            <text:p>8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920" calcext:value-type="float">
            <text:p>8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940" calcext:value-type="float">
            <text:p>8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960" calcext:value-type="float">
            <text:p>8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8980" calcext:value-type="float">
            <text:p>8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000" calcext:value-type="float">
            <text:p>9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020" calcext:value-type="float">
            <text:p>9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040" calcext:value-type="float">
            <text:p>9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060" calcext:value-type="float">
            <text:p>9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080" calcext:value-type="float">
            <text:p>9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100" calcext:value-type="float">
            <text:p>9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120" calcext:value-type="float">
            <text:p>9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140" calcext:value-type="float">
            <text:p>9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160" calcext:value-type="float">
            <text:p>9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180" calcext:value-type="float">
            <text:p>9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200" calcext:value-type="float">
            <text:p>9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220" calcext:value-type="float">
            <text:p>9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240" calcext:value-type="float">
            <text:p>9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260" calcext:value-type="float">
            <text:p>9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280" calcext:value-type="float">
            <text:p>9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300" calcext:value-type="float">
            <text:p>9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320" calcext:value-type="float">
            <text:p>9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340" calcext:value-type="float">
            <text:p>9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360" calcext:value-type="float">
            <text:p>9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380" calcext:value-type="float">
            <text:p>9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400" calcext:value-type="float">
            <text:p>9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420" calcext:value-type="float">
            <text:p>9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440" calcext:value-type="float">
            <text:p>9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460" calcext:value-type="float">
            <text:p>9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480" calcext:value-type="float">
            <text:p>9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500" calcext:value-type="float">
            <text:p>9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520" calcext:value-type="float">
            <text:p>9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540" calcext:value-type="float">
            <text:p>9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560" calcext:value-type="float">
            <text:p>9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580" calcext:value-type="float">
            <text:p>9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600" calcext:value-type="float">
            <text:p>9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620" calcext:value-type="float">
            <text:p>9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640" calcext:value-type="float">
            <text:p>9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660" calcext:value-type="float">
            <text:p>9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680" calcext:value-type="float">
            <text:p>9,68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7" office:value-type="string" calcext:value-type="string">
            <text:p>51</text:p>
          </table:table-cell>
          <table:table-cell table:style-name="ce7" office:value-type="string" calcext:value-type="string">
            <text:p>55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2D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700" calcext:value-type="float">
            <text:p>9,700</text:p>
          </table:table-cell>
          <table:table-cell table:style-name="ce1"/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64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720" calcext:value-type="float">
            <text:p>9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740" calcext:value-type="float">
            <text:p>9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760" calcext:value-type="float">
            <text:p>9,76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7" office:value-type="string" calcext:value-type="string">
            <text:p>47</text:p>
          </table:table-cell>
          <table:table-cell table:style-name="ce7" office:value-type="string" calcext:value-type="string">
            <text:p>79</text:p>
          </table:table-cell>
          <table:table-cell table:style-name="ce7" office:value-type="string" calcext:value-type="string">
            <text:p>6E</text:p>
          </table:table-cell>
          <table:table-cell table:style-name="ce7" office:value-type="string" calcext:value-type="string">
            <text:p>67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780" calcext:value-type="float">
            <text:p>9,780</text:p>
          </table:table-cell>
          <table:table-cell table:style-name="ce1"/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64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800" calcext:value-type="float">
            <text:p>9,8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style-name="ce7" office:value-type="string" calcext:value-type="string">
            <text:p>4A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6E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0</text:p>
          </table:table-cell>
          <table:table-cell table:number-columns-repeated="2" table:style-name="ce7" office:value-type="string" calcext:value-type="string">
            <text:p>31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51</text:p>
          </table:table-cell>
          <table:table-cell table:style-name="ce7" office:value-type="string" calcext:value-type="string">
            <text:p>55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820" calcext:value-type="float">
            <text:p>9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840" calcext:value-type="float">
            <text:p>9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860" calcext:value-type="float">
            <text:p>9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880" calcext:value-type="float">
            <text:p>9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900" calcext:value-type="float">
            <text:p>9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920" calcext:value-type="float">
            <text:p>9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940" calcext:value-type="float">
            <text:p>9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960" calcext:value-type="float">
            <text:p>9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9980" calcext:value-type="float">
            <text:p>9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000" calcext:value-type="float">
            <text:p>10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020" calcext:value-type="float">
            <text:p>10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040" calcext:value-type="float">
            <text:p>10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060" calcext:value-type="float">
            <text:p>10,0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080" calcext:value-type="float">
            <text:p>10,0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100" calcext:value-type="float">
            <text:p>10,1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120" calcext:value-type="float">
            <text:p>10,1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140" calcext:value-type="float">
            <text:p>10,1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160" calcext:value-type="float">
            <text:p>10,1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180" calcext:value-type="float">
            <text:p>10,1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200" calcext:value-type="float">
            <text:p>10,2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220" calcext:value-type="float">
            <text:p>10,2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240" calcext:value-type="float">
            <text:p>10,2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260" calcext:value-type="float">
            <text:p>10,2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280" calcext:value-type="float">
            <text:p>10,2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300" calcext:value-type="float">
            <text:p>10,3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320" calcext:value-type="float">
            <text:p>10,3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340" calcext:value-type="float">
            <text:p>10,3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360" calcext:value-type="float">
            <text:p>10,3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380" calcext:value-type="float">
            <text:p>10,3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400" calcext:value-type="float">
            <text:p>10,4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420" calcext:value-type="float">
            <text:p>10,4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440" calcext:value-type="float">
            <text:p>10,4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460" calcext:value-type="float">
            <text:p>10,4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480" calcext:value-type="float">
            <text:p>10,4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500" calcext:value-type="float">
            <text:p>10,5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520" calcext:value-type="float">
            <text:p>10,5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540" calcext:value-type="float">
            <text:p>10,5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560" calcext:value-type="float">
            <text:p>10,5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580" calcext:value-type="float">
            <text:p>10,5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600" calcext:value-type="float">
            <text:p>10,6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620" calcext:value-type="float">
            <text:p>10,6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640" calcext:value-type="float">
            <text:p>10,6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660" calcext:value-type="float">
            <text:p>10,6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680" calcext:value-type="float">
            <text:p>10,6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700" calcext:value-type="float">
            <text:p>10,7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720" calcext:value-type="float">
            <text:p>10,7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740" calcext:value-type="float">
            <text:p>10,7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760" calcext:value-type="float">
            <text:p>10,7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780" calcext:value-type="float">
            <text:p>10,7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800" calcext:value-type="float">
            <text:p>10,8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820" calcext:value-type="float">
            <text:p>10,82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840" calcext:value-type="float">
            <text:p>10,8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860" calcext:value-type="float">
            <text:p>10,860</text:p>
          </table:table-cell>
          <table:table-cell table:style-name="ce1"/>
          <table:table-cell table:number-columns-repeated="8" table:style-name="ce9" office:value-type="string" calcext:value-type="string">
            <text:p>00</text:p>
          </table:table-cell>
          <table:table-cell table:style-name="ce13" office:value-type="string" calcext:value-type="string">
            <text:p>41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C</text:p>
          </table:table-cell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5</text:p>
          </table:table-cell>
          <table:table-cell table:style-name="ce15" office:value-type="string" calcext:value-type="string">
            <text:p>Anal_param_nano struct name</text:p>
          </table:table-cell>
          <table:table-cell table:number-columns-repeated="1001"/>
        </table:table-row>
        <table:table-row table:style-name="ro1">
          <table:table-cell table:style-name="ce1" office:value-type="float" office:value="10880" calcext:value-type="float">
            <text:p>10,880</text:p>
          </table:table-cell>
          <table:table-cell table:style-name="ce1"/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73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6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43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2B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32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18</text:p>
          </table:table-cell>
          <table:table-cell table:style-name="ce15" office:value-type="string" calcext:value-type="string">
            <text:p>represents file Cameca NanoSIMS Data/raw_spec/cur_anal_param</text:p>
          </table:table-cell>
          <table:table-cell table:number-columns-repeated="1001"/>
        </table:table-row>
        <table:table-row table:style-name="ro1">
          <table:table-cell table:style-name="ce1" office:value-type="float" office:value="10900" calcext:value-type="float">
            <text:p>10,900</text:p>
          </table:table-cell>
          <table:table-cell table:style-name="ce1"/>
          <table:table-cell table:number-columns-repeated="16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CF</text:p>
          </table:table-cell>
          <table:table-cell table:style-name="ce13" office:value-type="string" calcext:value-type="string">
            <text:p>00</text:p>
          </table:table-cell>
          <table:table-cell table:style-name="ce15" office:value-type="string" calcext:value-type="string">
            <text:p>Mostly junk, only few useful parameters, but those can all be found in other sections.</text:p>
          </table:table-cell>
          <table:table-cell table:number-columns-repeated="1001"/>
        </table:table-row>
        <table:table-row table:style-name="ro1">
          <table:table-cell table:style-name="ce1" office:value-type="float" office:value="10920" calcext:value-type="float">
            <text:p>10,92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57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4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940" calcext:value-type="float">
            <text:p>10,940</text:p>
          </table:table-cell>
          <table:table-cell table:style-name="ce1"/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9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7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960" calcext:value-type="float">
            <text:p>10,960</text:p>
          </table:table-cell>
          <table:table-cell table:style-name="ce1"/>
          <table:table-cell table:number-columns-repeated="8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98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10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980" calcext:value-type="float">
            <text:p>10,980</text:p>
          </table:table-cell>
          <table:table-cell table:style-name="ce1"/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9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4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000" calcext:value-type="float">
            <text:p>11,000</text:p>
          </table:table-cell>
          <table:table-cell table:style-name="ce1"/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E4</text:p>
          </table:table-cell>
          <table:table-cell table:style-name="ce13" office:value-type="string" calcext:value-type="string">
            <text:p>37</text:p>
          </table:table-cell>
          <table:table-cell table:style-name="ce13" office:value-type="string" calcext:value-type="string">
            <text:p>98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89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E4</text:p>
          </table:table-cell>
          <table:table-cell table:style-name="ce13" office:value-type="string" calcext:value-type="string">
            <text:p>37</text:p>
          </table:table-cell>
          <table:table-cell table:style-name="ce13" office:value-type="string" calcext:value-type="string">
            <text:p>98</text:p>
          </table:table-cell>
          <table:table-cell table:number-columns-repeated="8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020" calcext:value-type="float">
            <text:p>11,020</text:p>
          </table:table-cell>
          <table:table-cell table:style-name="ce1"/>
          <table:table-cell table:number-columns-repeated="8" table:style-name="ce13" office:value-type="string" calcext:value-type="string">
            <text:p>00</text:p>
          </table:table-cell>
          <table:table-cell table:style-name="ce13" office:value-type="string" calcext:value-type="string">
            <text:p>C0</text:p>
          </table:table-cell>
          <table:table-cell table:style-name="ce13" office:value-type="string" calcext:value-type="string">
            <text:p>BF</text:p>
          </table:table-cell>
          <table:table-cell table:style-name="ce13" office:value-type="string" calcext:value-type="string">
            <text:p>3E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28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2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040" calcext:value-type="float">
            <text:p>11,040</text:p>
          </table:table-cell>
          <table:table-cell table:style-name="ce1"/>
          <table:table-cell table:number-columns-repeated="16" table:style-name="ce13" office:value-type="string" calcext:value-type="string">
            <text:p>00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6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060" calcext:value-type="float">
            <text:p>11,060</text:p>
          </table:table-cell>
          <table:table-cell table:style-name="ce1"/>
          <table:table-cell table:number-columns-repeated="11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7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080" calcext:value-type="float">
            <text:p>11,08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100" calcext:value-type="float">
            <text:p>11,100</text:p>
          </table:table-cell>
          <table:table-cell table:style-name="ce1"/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2C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1C</text:p>
          </table:table-cell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0D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7B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D9</text:p>
          </table:table-cell>
          <table:table-cell table:style-name="ce13" office:value-type="string" calcext:value-type="string">
            <text:p>3A</text:p>
          </table:table-cell>
          <table:table-cell table:style-name="ce13" office:value-type="string" calcext:value-type="string">
            <text:p>A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120" calcext:value-type="float">
            <text:p>11,120</text:p>
          </table:table-cell>
          <table:table-cell table:style-name="ce1"/>
          <table:table-cell table:number-columns-repeated="4" table:style-name="ce13" office:value-type="string" calcext:value-type="string">
            <text:p>FF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2D</text:p>
          </table:table-cell>
          <table:table-cell table:style-name="ce13" office:value-type="string" calcext:value-type="string">
            <text:p>39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2C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FC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140" calcext:value-type="float">
            <text:p>11,140</text:p>
          </table:table-cell>
          <table:table-cell table:style-name="ce1"/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2</text:p>
          </table:table-cell>
          <table:table-cell table:number-columns-repeated="14" table:style-name="ce13" office:value-type="string" calcext:value-type="string">
            <text:p>00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7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160" calcext:value-type="float">
            <text:p>11,16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C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47</text:p>
          </table:table-cell>
          <table:table-cell table:style-name="ce13" office:value-type="string" calcext:value-type="string">
            <text:p>79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67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32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3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180" calcext:value-type="float">
            <text:p>11,180</text:p>
          </table:table-cell>
          <table:table-cell table:style-name="ce1"/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2D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55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55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2E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18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A7</text:p>
          </table:table-cell>
          <table:table-cell table:style-name="ce13" office:value-type="string" calcext:value-type="string">
            <text:p>48</text:p>
          </table:table-cell>
          <table:table-cell table:style-name="ce13" office:value-type="string" calcext:value-type="string">
            <text:p>8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200" calcext:value-type="float">
            <text:p>11,200</text:p>
          </table:table-cell>
          <table:table-cell table:style-name="ce1"/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number-columns-repeated="9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21</text:p>
          </table:table-cell>
          <table:table-cell table:style-name="ce13" office:value-type="string" calcext:value-type="string">
            <text:p>8D</text:p>
          </table:table-cell>
          <table:table-cell table:style-name="ce13" office:value-type="string" calcext:value-type="string">
            <text:p>E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220" calcext:value-type="float">
            <text:p>11,220</text:p>
          </table:table-cell>
          <table:table-cell table:style-name="ce1"/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D8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20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40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BC</text:p>
          </table:table-cell>
          <table:table-cell table:style-name="ce13" office:value-type="string" calcext:value-type="string">
            <text:p>2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240" calcext:value-type="float">
            <text:p>11,240</text:p>
          </table:table-cell>
          <table:table-cell table:style-name="ce1"/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48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AC</text:p>
          </table:table-cell>
          <table:table-cell table:number-columns-repeated="8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260" calcext:value-type="float">
            <text:p>11,260</text:p>
          </table:table-cell>
          <table:table-cell table:style-name="ce1"/>
          <table:table-cell table:style-name="ce13" office:value-type="string" calcext:value-type="string">
            <text:p>7F</text:p>
          </table:table-cell>
          <table:table-cell table:number-columns-repeated="2" table:style-name="ce13" office:value-type="string" calcext:value-type="string">
            <text:p>FF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2C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D9</text:p>
          </table:table-cell>
          <table:table-cell table:style-name="ce13" office:value-type="string" calcext:value-type="string">
            <text:p>3A</text:p>
          </table:table-cell>
          <table:table-cell table:style-name="ce13" office:value-type="string" calcext:value-type="string">
            <text:p>A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90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8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280" calcext:value-type="float">
            <text:p>11,280</text:p>
          </table:table-cell>
          <table:table-cell table:style-name="ce1"/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90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75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66</text:p>
          </table:table-cell>
          <table:table-cell table:style-name="ce13" office:value-type="string" calcext:value-type="string">
            <text:p>74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300" calcext:value-type="float">
            <text:p>11,300</text:p>
          </table:table-cell>
          <table:table-cell table:style-name="ce1"/>
          <table:table-cell table:number-columns-repeated="19"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320" calcext:value-type="float">
            <text:p>11,320</text:p>
          </table:table-cell>
          <table:table-cell table:style-name="ce1"/>
          <table:table-cell table:number-columns-repeated="7" table:style-name="ce13" office:value-type="string" calcext:value-type="string">
            <text:p>00</text:p>
          </table:table-cell>
          <table:table-cell table:style-name="ce13" office:value-type="string" calcext:value-type="string">
            <text:p>63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63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5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340" calcext:value-type="float">
            <text:p>11,340</text:p>
          </table:table-cell>
          <table:table-cell table:style-name="ce1"/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14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59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360" calcext:value-type="float">
            <text:p>11,360</text:p>
          </table:table-cell>
          <table:table-cell table:style-name="ce1"/>
          <table:table-cell table:number-columns-repeated="12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380" calcext:value-type="float">
            <text:p>11,380</text:p>
          </table:table-cell>
          <table:table-cell table:style-name="ce1"/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400" calcext:value-type="float">
            <text:p>11,40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420" calcext:value-type="float">
            <text:p>11,420</text:p>
          </table:table-cell>
          <table:table-cell table:style-name="ce1"/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440" calcext:value-type="float">
            <text:p>11,44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460" calcext:value-type="float">
            <text:p>11,460</text:p>
          </table:table-cell>
          <table:table-cell table:style-name="ce1"/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4E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480" calcext:value-type="float">
            <text:p>11,48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500" calcext:value-type="float">
            <text:p>11,500</text:p>
          </table:table-cell>
          <table:table-cell table:style-name="ce1"/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6C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66</text:p>
          </table:table-cell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65</text:p>
          </table:table-cell>
          <table:table-cell table:number-columns-repeated="10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520" calcext:value-type="float">
            <text:p>11,520</text:p>
          </table:table-cell>
          <table:table-cell table:style-name="ce1"/>
          <table:table-cell table:number-columns-repeated="12" table:style-name="ce13" office:value-type="string" calcext:value-type="string">
            <text:p>00</text:p>
          </table:table-cell>
          <table:table-cell table:style-name="ce13" office:value-type="string" calcext:value-type="string">
            <text:p>4E</text:p>
          </table:table-cell>
          <table:table-cell table:style-name="ce13" office:value-type="string" calcext:value-type="string">
            <text:p>41</text:p>
          </table:table-cell>
          <table:table-cell table:style-name="ce13" office:value-type="string" calcext:value-type="string">
            <text:p>4E</text:p>
          </table:table-cell>
          <table:table-cell table:style-name="ce13" office:value-type="string" calcext:value-type="string">
            <text:p>4F</text:p>
          </table:table-cell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49</text:p>
          </table:table-cell>
          <table:table-cell table:style-name="ce13" office:value-type="string" calcext:value-type="string">
            <text:p>4D</text:p>
          </table:table-cell>
          <table:table-cell table:style-name="ce13" office:value-type="string" calcext:value-type="string">
            <text:p>5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540" calcext:value-type="float">
            <text:p>11,540</text:p>
          </table:table-cell>
          <table:table-cell table:style-name="ce1"/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30</text:p>
          </table:table-cell>
          <table:table-cell table:number-columns-repeated="17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560" calcext:value-type="float">
            <text:p>11,560</text:p>
          </table:table-cell>
          <table:table-cell table:style-name="ce1"/>
          <table:table-cell table:number-columns-repeated="7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78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8</text:p>
          </table:table-cell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65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580" calcext:value-type="float">
            <text:p>11,580</text:p>
          </table:table-cell>
          <table:table-cell table:style-name="ce1"/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61</text:p>
          </table:table-cell>
          <table:table-cell table:number-columns-repeated="11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600" calcext:value-type="float">
            <text:p>11,60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620" calcext:value-type="float">
            <text:p>11,620</text:p>
          </table:table-cell>
          <table:table-cell table:style-name="ce1"/>
          <table:table-cell table:number-columns-repeated="12" table:style-name="ce13" office:value-type="string" calcext:value-type="string">
            <text:p>00</text:p>
          </table:table-cell>
          <table:table-cell table:number-columns-repeated="4" table:style-name="ce13" office:value-type="string" calcext:value-type="string">
            <text:p>FF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A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640" calcext:value-type="float">
            <text:p>11,64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7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6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3" office:value-type="string" calcext:value-type="string">
            <text:p>EF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38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660" calcext:value-type="float">
            <text:p>11,660</text:p>
          </table:table-cell>
          <table:table-cell table:style-name="ce1"/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6E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6C</text:p>
          </table:table-cell>
          <table:table-cell table:style-name="ce12" office:value-type="string" calcext:value-type="string">
            <text:p>5F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72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6D</text:p>
          </table:table-cell>
          <table:table-cell table:style-name="ce12" office:value-type="string" calcext:value-type="string">
            <text:p>5F</text:p>
          </table:table-cell>
          <table:table-cell table:style-name="ce12" office:value-type="string" calcext:value-type="string">
            <text:p>6E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6E</text:p>
          </table:table-cell>
          <table:table-cell table:style-name="ce12" office:value-type="string" calcext:value-type="string">
            <text:p>6F</text:p>
          </table:table-cell>
          <table:table-cell table:style-name="ce12" office:value-type="string" calcext:value-type="string">
            <text:p>5F</text:p>
          </table:table-cell>
          <table:table-cell table:style-name="ce12" office:value-type="string" calcext:value-type="string">
            <text:p>62</text:p>
          </table:table-cell>
          <table:table-cell table:style-name="ce12" office:value-type="string" calcext:value-type="string">
            <text:p>69</text:p>
          </table:table-cell>
          <table:table-cell table:style-name="ce12" office:value-type="string" calcext:value-type="string">
            <text:p>73</text:p>
          </table:table-cell>
          <table:table-cell table:style-name="ce12" office:value-type="string" calcext:value-type="string">
            <text:p>00</text:p>
          </table:table-cell>
          <table:table-cell table:style-name="ce15" office:value-type="string" calcext:value-type="string">
            <text:p>Anal_param_nano_bis struct name</text:p>
          </table:table-cell>
          <table:table-cell table:number-columns-repeated="1001"/>
        </table:table-row>
        <table:table-row table:style-name="ro1">
          <table:table-cell table:style-name="ce1" office:value-type="float" office:value="11680" calcext:value-type="float">
            <text:p>11,68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4</text:p>
          </table:table-cell>
          <table:table-cell table:style-name="ce15" office:value-type="string" calcext:value-type="string">
            <text:p>Detectors part 2</text:p>
          </table:table-cell>
          <table:table-cell table:number-columns-repeated="1001"/>
        </table:table-row>
        <table:table-row table:style-name="ro1">
          <table:table-cell table:style-name="ce1" office:value-type="float" office:value="11700" calcext:value-type="float">
            <text:p>11,70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A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5E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720" calcext:value-type="float">
            <text:p>11,72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9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740" calcext:value-type="float">
            <text:p>11,74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760" calcext:value-type="float">
            <text:p>11,76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59</text:p>
          </table:table-cell>
          <table:table-cell table:number-columns-repeated="6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780" calcext:value-type="float">
            <text:p>11,780</text:p>
          </table:table-cell>
          <table:table-cell table:style-name="ce1"/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2C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800" calcext:value-type="float">
            <text:p>11,80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A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5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820" calcext:value-type="float">
            <text:p>11,82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9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840" calcext:value-type="float">
            <text:p>11,84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860" calcext:value-type="float">
            <text:p>11,86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59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880" calcext:value-type="float">
            <text:p>11,880</text:p>
          </table:table-cell>
          <table:table-cell table:style-name="ce1"/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2C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0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900" calcext:value-type="float">
            <text:p>11,90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920" calcext:value-type="float">
            <text:p>11,92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60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940" calcext:value-type="float">
            <text:p>11,94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6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960" calcext:value-type="float">
            <text:p>11,96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5F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980" calcext:value-type="float">
            <text:p>11,98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3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000" calcext:value-type="float">
            <text:p>12,00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60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020" calcext:value-type="float">
            <text:p>12,02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4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040" calcext:value-type="float">
            <text:p>12,04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7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060" calcext:value-type="float">
            <text:p>12,06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7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080" calcext:value-type="float">
            <text:p>12,08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5D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100" calcext:value-type="float">
            <text:p>12,10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E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120" calcext:value-type="float">
            <text:p>12,12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5D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140" calcext:value-type="float">
            <text:p>12,14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160" calcext:value-type="float">
            <text:p>12,16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78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F</text:p>
          </table:table-cell>
          <table:table-cell table:style-name="ce15" office:value-type="string" calcext:value-type="string">
            <text:p>Presets, in order:</text:p>
          </table:table-cell>
          <table:table-cell table:number-columns-repeated="1001"/>
        </table:table-row>
        <table:table-row table:style-name="ro1">
          <table:table-cell table:style-name="ce1" office:value-type="float" office:value="12180" calcext:value-type="float">
            <text:p>12,180</text:p>
          </table:table-cell>
          <table:table-cell table:style-name="ce1"/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73</text:p>
          </table:table-cell>
          <table:table-cell table:style-name="ce15" office:value-type="string" calcext:value-type="string">
            <text:p>- presputter slits - 1080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12200" calcext:value-type="float">
            <text:p>12,200</text:p>
          </table:table-cell>
          <table:table-cell table:style-name="ce1"/>
          <table:table-cell table:style-name="ce7" office:value-type="string" calcext:value-type="string">
            <text:p>2B</text:p>
          </table:table-cell>
          <table:table-cell table:style-name="ce7" office:value-type="string" calcext:value-type="string">
            <text:p>38</text:p>
          </table:table-cell>
          <table:table-cell table:style-name="ce7" office:value-type="string" calcext:value-type="string">
            <text:p>6B</text:p>
          </table:table-cell>
          <table:table-cell table:style-name="ce7" office:value-type="string" calcext:value-type="string">
            <text:p>56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 office:value-type="string" calcext:value-type="string">
            <text:p>- presputter lenses - 3640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12220" calcext:value-type="float">
            <text:p>12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 office:value-type="string" calcext:value-type="string">
            <text:p>- measurement slits - 1080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12240" calcext:value-type="float">
            <text:p>12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 office:value-type="string" calcext:value-type="string">
            <text:p>- measurement lenses - 3640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12260" calcext:value-type="float">
            <text:p>12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280" calcext:value-type="float">
            <text:p>12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 office:value-type="string" calcext:value-type="string">
            <text:p>Additional 1080 byte padding blocks. So far found 2, located at beginning, </text:p>
          </table:table-cell>
          <table:table-cell table:number-columns-repeated="1001"/>
        </table:table-row>
        <table:table-row table:style-name="ro1">
          <table:table-cell table:style-name="ce1" office:value-type="float" office:value="12300" calcext:value-type="float">
            <text:p>12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 office:value-type="string" calcext:value-type="string">
            <text:p>between presput and measure, or at end.</text:p>
          </table:table-cell>
          <table:table-cell table:number-columns-repeated="1001"/>
        </table:table-row>
        <table:table-row table:style-name="ro1">
          <table:table-cell table:style-name="ce1" office:value-type="float" office:value="12320" calcext:value-type="float">
            <text:p>12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340" calcext:value-type="float">
            <text:p>12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7" office:value-type="string" calcext:value-type="string">
            <text:p>Here: in between and at end</text:p>
          </table:table-cell>
          <table:table-cell table:number-columns-repeated="1001"/>
        </table:table-row>
        <table:table-row table:style-name="ro1">
          <table:table-cell table:style-name="ce1" office:value-type="float" office:value="12360" calcext:value-type="float">
            <text:p>12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380" calcext:value-type="float">
            <text:p>12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400" calcext:value-type="float">
            <text:p>12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420" calcext:value-type="float">
            <text:p>12,42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52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B</text:p>
          </table:table-cell>
          <table:table-cell table:style-name="ce7" office:value-type="string" calcext:value-type="string">
            <text:p>44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5D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7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440" calcext:value-type="float">
            <text:p>12,440</text:p>
          </table:table-cell>
          <table:table-cell table:style-name="ce1"/>
          <table:table-cell table:style-name="ce7" office:value-type="string" calcext:value-type="string">
            <text:p>5D</text:p>
          </table:table-cell>
          <table:table-cell table:number-columns-repeated="19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460" calcext:value-type="float">
            <text:p>12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480" calcext:value-type="float">
            <text:p>12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500" calcext:value-type="float">
            <text:p>12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520" calcext:value-type="float">
            <text:p>12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540" calcext:value-type="float">
            <text:p>12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560" calcext:value-type="float">
            <text:p>12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580" calcext:value-type="float">
            <text:p>12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600" calcext:value-type="float">
            <text:p>12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620" calcext:value-type="float">
            <text:p>12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640" calcext:value-type="float">
            <text:p>12,64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33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660" calcext:value-type="float">
            <text:p>12,660</text:p>
          </table:table-cell>
          <table:table-cell table:style-name="ce1"/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6</text:p>
          </table:table-cell>
          <table:table-cell table:style-name="ce7" office:value-type="string" calcext:value-type="string">
            <text:p>20</text:p>
          </table:table-cell>
          <table:table-cell table:number-columns-repeated="2" table:style-name="ce7" office:value-type="string" calcext:value-type="string">
            <text:p>31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2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680" calcext:value-type="float">
            <text:p>12,680</text:p>
          </table:table-cell>
          <table:table-cell table:style-name="ce1"/>
          <table:table-cell table:number-columns-repeated="7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D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700" calcext:value-type="float">
            <text:p>12,700</text:p>
          </table:table-cell>
          <table:table-cell table:style-name="ce1"/>
          <table:table-cell table:style-name="ce7" office:value-type="string" calcext:value-type="string">
            <text:p>44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3</text:p>
          </table:table-cell>
          <table:table-cell table:number-columns-repeated="1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720" calcext:value-type="float">
            <text:p>12,72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B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41</text:p>
          </table:table-cell>
          <table:table-cell table:style-name="ce7" office:value-type="string" calcext:value-type="string">
            <text:p>53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3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740" calcext:value-type="float">
            <text:p>12,74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B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41</text:p>
          </table:table-cell>
          <table:table-cell table:style-name="ce7" office:value-type="string" calcext:value-type="string">
            <text:p>53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4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760" calcext:value-type="float">
            <text:p>12,760</text:p>
          </table:table-cell>
          <table:table-cell table:style-name="ce1"/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3</text:p>
          </table:table-cell>
          <table:table-cell table:number-columns-repeated="10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A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780" calcext:value-type="float">
            <text:p>12,78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E</text:p>
          </table:table-cell>
          <table:table-cell table:style-name="ce7" office:value-type="string" calcext:value-type="string">
            <text:p>53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3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800" calcext:value-type="float">
            <text:p>12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820" calcext:value-type="float">
            <text:p>12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840" calcext:value-type="float">
            <text:p>12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860" calcext:value-type="float">
            <text:p>12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880" calcext:value-type="float">
            <text:p>12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900" calcext:value-type="float">
            <text:p>12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920" calcext:value-type="float">
            <text:p>12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940" calcext:value-type="float">
            <text:p>12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960" calcext:value-type="float">
            <text:p>12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980" calcext:value-type="float">
            <text:p>12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000" calcext:value-type="float">
            <text:p>13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020" calcext:value-type="float">
            <text:p>13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040" calcext:value-type="float">
            <text:p>13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060" calcext:value-type="float">
            <text:p>13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080" calcext:value-type="float">
            <text:p>13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100" calcext:value-type="float">
            <text:p>13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120" calcext:value-type="float">
            <text:p>13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140" calcext:value-type="float">
            <text:p>13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160" calcext:value-type="float">
            <text:p>13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180" calcext:value-type="float">
            <text:p>13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200" calcext:value-type="float">
            <text:p>13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220" calcext:value-type="float">
            <text:p>13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240" calcext:value-type="float">
            <text:p>13,24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78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260" calcext:value-type="float">
            <text:p>13,260</text:p>
          </table:table-cell>
          <table:table-cell table:style-name="ce1"/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7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280" calcext:value-type="float">
            <text:p>13,280</text:p>
          </table:table-cell>
          <table:table-cell table:style-name="ce1"/>
          <table:table-cell table:style-name="ce7" office:value-type="string" calcext:value-type="string">
            <text:p>2B</text:p>
          </table:table-cell>
          <table:table-cell table:style-name="ce7" office:value-type="string" calcext:value-type="string">
            <text:p>38</text:p>
          </table:table-cell>
          <table:table-cell table:style-name="ce7" office:value-type="string" calcext:value-type="string">
            <text:p>6B</text:p>
          </table:table-cell>
          <table:table-cell table:style-name="ce7" office:value-type="string" calcext:value-type="string">
            <text:p>56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300" calcext:value-type="float">
            <text:p>13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320" calcext:value-type="float">
            <text:p>13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340" calcext:value-type="float">
            <text:p>13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360" calcext:value-type="float">
            <text:p>13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380" calcext:value-type="float">
            <text:p>13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400" calcext:value-type="float">
            <text:p>13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420" calcext:value-type="float">
            <text:p>13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440" calcext:value-type="float">
            <text:p>13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460" calcext:value-type="float">
            <text:p>13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480" calcext:value-type="float">
            <text:p>13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500" calcext:value-type="float">
            <text:p>13,5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2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75</text:p>
          </table:table-cell>
          <table:table-cell table:number-columns-repeated="2" table:style-name="ce7" office:value-type="string" calcext:value-type="string">
            <text:p>72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6E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520" calcext:value-type="float">
            <text:p>13,520</text:p>
          </table:table-cell>
          <table:table-cell table:style-name="ce1"/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B</text:p>
          </table:table-cell>
          <table:table-cell table:style-name="ce7" office:value-type="string" calcext:value-type="string">
            <text:p>4E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3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5D</text:p>
          </table:table-cell>
          <table:table-cell table:number-columns-repeated="11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540" calcext:value-type="float">
            <text:p>13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560" calcext:value-type="float">
            <text:p>13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580" calcext:value-type="float">
            <text:p>13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600" calcext:value-type="float">
            <text:p>13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620" calcext:value-type="float">
            <text:p>13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640" calcext:value-type="float">
            <text:p>13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660" calcext:value-type="float">
            <text:p>13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680" calcext:value-type="float">
            <text:p>13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700" calcext:value-type="float">
            <text:p>13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720" calcext:value-type="float">
            <text:p>13,72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7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740" calcext:value-type="float">
            <text:p>13,740</text:p>
          </table:table-cell>
          <table:table-cell table:style-name="ce1"/>
          <table:table-cell table:number-columns-repeated="2" table:style-name="ce7" office:value-type="string" calcext:value-type="string">
            <text:p>31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6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2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760" calcext:value-type="float">
            <text:p>13,760</text:p>
          </table:table-cell>
          <table:table-cell table:style-name="ce1"/>
          <table:table-cell table:number-columns-repeated="7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A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4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B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780" calcext:value-type="float">
            <text:p>13,780</text:p>
          </table:table-cell>
          <table:table-cell table:style-name="ce1"/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78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800" calcext:value-type="float">
            <text:p>13,80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3</text:p>
          </table:table-cell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79</text:p>
          </table:table-cell>
          <table:table-cell table:number-columns-repeated="9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820" calcext:value-type="float">
            <text:p>13,82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3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840" calcext:value-type="float">
            <text:p>13,84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5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860" calcext:value-type="float">
            <text:p>13,86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1</text:p>
          </table:table-cell>
          <table:table-cell table:number-columns-repeated="1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880" calcext:value-type="float">
            <text:p>13,88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2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78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900" calcext:value-type="float">
            <text:p>13,90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1</text:p>
          </table:table-cell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DD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920" calcext:value-type="float">
            <text:p>13,920</text:p>
          </table:table-cell>
          <table:table-cell table:style-name="ce1"/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79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940" calcext:value-type="float">
            <text:p>13,94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2C</text:p>
          </table:table-cell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D8</text:p>
          </table:table-cell>
          <table:table-cell table:style-name="ce7" office:value-type="string" calcext:value-type="string">
            <text:p>4F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35</text:p>
          </table:table-cell>
          <table:table-cell table:number-columns-repeated="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960" calcext:value-type="float">
            <text:p>13,96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2D</text:p>
          </table:table-cell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4F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D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3980" calcext:value-type="float">
            <text:p>13,980</text:p>
          </table:table-cell>
          <table:table-cell table:style-name="ce1"/>
          <table:table-cell table:style-name="ce7" office:value-type="string" calcext:value-type="string">
            <text:p>39</text:p>
          </table:table-cell>
          <table:table-cell table:style-name="ce7" office:value-type="string" calcext:value-type="string">
            <text:p>30</text:p>
          </table:table-cell>
          <table:table-cell table:number-columns-repeated="1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2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000" calcext:value-type="float">
            <text:p>14,000</text:p>
          </table:table-cell>
          <table:table-cell table:style-name="ce1"/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4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79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020" calcext:value-type="float">
            <text:p>14,02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C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4D</text:p>
          </table:table-cell>
          <table:table-cell table:number-columns-repeated="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040" calcext:value-type="float">
            <text:p>14,04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A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F</text:p>
          </table:table-cell>
          <table:table-cell table:style-name="ce7" office:value-type="string" calcext:value-type="string">
            <text:p>4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060" calcext:value-type="float">
            <text:p>14,060</text:p>
          </table:table-cell>
          <table:table-cell table:style-name="ce1"/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34</text:p>
          </table:table-cell>
          <table:table-cell table:number-columns-repeated="1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080" calcext:value-type="float">
            <text:p>14,08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1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B</text:p>
          </table:table-cell>
          <table:table-cell table:style-name="ce7" office:value-type="string" calcext:value-type="string">
            <text:p>1C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34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100" calcext:value-type="float">
            <text:p>14,1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CC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A</text:p>
          </table:table-cell>
          <table:table-cell table:style-name="ce7" office:value-type="string" calcext:value-type="string">
            <text:p>24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35</text:p>
          </table:table-cell>
          <table:table-cell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120" calcext:value-type="float">
            <text:p>14,12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140" calcext:value-type="float">
            <text:p>14,140</text:p>
          </table:table-cell>
          <table:table-cell table:style-name="ce1"/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F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35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160" calcext:value-type="float">
            <text:p>14,16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0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A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35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180" calcext:value-type="float">
            <text:p>14,18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200" calcext:value-type="float">
            <text:p>14,200</text:p>
          </table:table-cell>
          <table:table-cell table:style-name="ce1"/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36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220" calcext:value-type="float">
            <text:p>14,22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4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F</text:p>
          </table:table-cell>
          <table:table-cell table:style-name="ce7" office:value-type="string" calcext:value-type="string">
            <text:p>47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36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240" calcext:value-type="float">
            <text:p>14,24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AF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B</text:p>
          </table:table-cell>
          <table:table-cell table:style-name="ce7" office:value-type="string" calcext:value-type="string">
            <text:p>25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3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260" calcext:value-type="float">
            <text:p>14,26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280" calcext:value-type="float">
            <text:p>14,28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37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300" calcext:value-type="float">
            <text:p>14,30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F</text:p>
          </table:table-cell>
          <table:table-cell table:style-name="ce7" office:value-type="string" calcext:value-type="string">
            <text:p>56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3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320" calcext:value-type="float">
            <text:p>14,32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AE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B</text:p>
          </table:table-cell>
          <table:table-cell table:style-name="ce7" office:value-type="string" calcext:value-type="string">
            <text:p>8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340" calcext:value-type="float">
            <text:p>14,340</text:p>
          </table:table-cell>
          <table:table-cell table:style-name="ce1"/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37</text:p>
          </table:table-cell>
          <table:table-cell table:number-columns-repeated="1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360" calcext:value-type="float">
            <text:p>14,36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5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C</text:p>
          </table:table-cell>
          <table:table-cell table:style-name="ce7" office:value-type="string" calcext:value-type="string">
            <text:p>80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E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E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380" calcext:value-type="float">
            <text:p>14,38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D8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A</text:p>
          </table:table-cell>
          <table:table-cell table:style-name="ce7" office:value-type="string" calcext:value-type="string">
            <text:p>DF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400" calcext:value-type="float">
            <text:p>14,400</text:p>
          </table:table-cell>
          <table:table-cell table:style-name="ce1"/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43</text:p>
          </table:table-cell>
          <table:table-cell table:number-columns-repeated="1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420" calcext:value-type="float">
            <text:p>14,42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43</text:p>
          </table:table-cell>
          <table:table-cell table:number-columns-repeated="9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440" calcext:value-type="float">
            <text:p>14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460" calcext:value-type="float">
            <text:p>14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480" calcext:value-type="float">
            <text:p>14,48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48</text:p>
          </table:table-cell>
          <table:table-cell table:style-name="ce7" office:value-type="string" calcext:value-type="string">
            <text:p>90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500" calcext:value-type="float">
            <text:p>14,50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97</text:p>
          </table:table-cell>
          <table:table-cell table:style-name="ce7" office:value-type="string" calcext:value-type="string">
            <text:p>C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520" calcext:value-type="float">
            <text:p>14,52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10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E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58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540" calcext:value-type="float">
            <text:p>14,540</text:p>
          </table:table-cell>
          <table:table-cell table:style-name="ce1"/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B</text:p>
          </table:table-cell>
          <table:table-cell table:style-name="ce7" office:value-type="string" calcext:value-type="string">
            <text:p>9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7</text:p>
          </table:table-cell>
          <table:table-cell table:style-name="ce7" office:value-type="string" calcext:value-type="string">
            <text:p>19</text:p>
          </table:table-cell>
          <table:table-cell table:style-name="ce7" office:value-type="string" calcext:value-type="string">
            <text:p>78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560" calcext:value-type="float">
            <text:p>14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580" calcext:value-type="float">
            <text:p>14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600" calcext:value-type="float">
            <text:p>14,60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14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33</text:p>
          </table:table-cell>
          <table:table-cell table:style-name="ce7" office:value-type="string" calcext:value-type="string">
            <text:p>AC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620" calcext:value-type="float">
            <text:p>14,620</text:p>
          </table:table-cell>
          <table:table-cell table:style-name="ce1"/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C</text:p>
          </table:table-cell>
          <table:table-cell table:style-name="ce7" office:value-type="string" calcext:value-type="string">
            <text:p>E8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7" office:value-type="string" calcext:value-type="string">
            <text:p>02</text:p>
          </table:table-cell>
          <table:table-cell table:style-name="ce7" office:value-type="string" calcext:value-type="string">
            <text:p>1E</text:p>
          </table:table-cell>
          <table:table-cell table:style-name="ce7" office:value-type="string" calcext:value-type="string">
            <text:p>2C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5C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B</text:p>
          </table:table-cell>
          <table:table-cell table:style-name="ce7" office:value-type="string" calcext:value-type="string">
            <text:p>F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640" calcext:value-type="float">
            <text:p>14,640</text:p>
          </table:table-cell>
          <table:table-cell table:style-name="ce1"/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DC</text:p>
          </table:table-cell>
          <table:table-cell table:number-columns-repeated="1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660" calcext:value-type="float">
            <text:p>14,66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33</text:p>
          </table:table-cell>
          <table:table-cell table:style-name="ce7" office:value-type="string" calcext:value-type="string">
            <text:p>AC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680" calcext:value-type="float">
            <text:p>14,68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8E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C8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700" calcext:value-type="float">
            <text:p>14,70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7</text:p>
          </table:table-cell>
          <table:table-cell table:style-name="ce7" office:value-type="string" calcext:value-type="string">
            <text:p>19</text:p>
          </table:table-cell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C</text:p>
          </table:table-cell>
          <table:table-cell table:style-name="ce7" office:value-type="string" calcext:value-type="string">
            <text:p>E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720" calcext:value-type="float">
            <text:p>14,720</text:p>
          </table:table-cell>
          <table:table-cell table:style-name="ce1"/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3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88</text:p>
          </table:table-cell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8E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C</text:p>
          </table:table-cell>
          <table:table-cell table:style-name="ce7" office:value-type="string" calcext:value-type="string">
            <text:p>7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6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740" calcext:value-type="float">
            <text:p>14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760" calcext:value-type="float">
            <text:p>14,760</text:p>
          </table:table-cell>
          <table:table-cell table:style-name="ce1"/>
          <table:table-cell table:number-columns-repeated="14" table:style-name="ce7" office:value-type="string" calcext:value-type="string">
            <text:p>00</text:p>
          </table:table-cell>
          <table:table-cell table:style-name="ce7" office:value-type="string" calcext:value-type="string">
            <text:p>E0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780" calcext:value-type="float">
            <text:p>14,780</text:p>
          </table:table-cell>
          <table:table-cell table:style-name="ce1"/>
          <table:table-cell table:number-columns-repeated="10" table:style-name="ce7" office:value-type="string" calcext:value-type="string">
            <text:p>00</text:p>
          </table:table-cell>
          <table:table-cell table:style-name="ce7" office:value-type="string" calcext:value-type="string">
            <text:p>E0</text:p>
          </table:table-cell>
          <table:table-cell table:number-columns-repeated="9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800" calcext:value-type="float">
            <text:p>14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820" calcext:value-type="float">
            <text:p>14,820</text:p>
          </table:table-cell>
          <table:table-cell table:style-name="ce1"/>
          <table:table-cell table:number-columns-repeated="19" table:style-name="ce7" office:value-type="string" calcext:value-type="string">
            <text:p>00</text:p>
          </table:table-cell>
          <table:table-cell table:style-name="ce7" office:value-type="string" calcext:value-type="string">
            <text:p>1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840" calcext:value-type="float">
            <text:p>14,840</text:p>
          </table:table-cell>
          <table:table-cell table:style-name="ce1"/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0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C8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D</text:p>
          </table:table-cell>
          <table:table-cell table:style-name="ce7" office:value-type="string" calcext:value-type="string">
            <text:p>B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860" calcext:value-type="float">
            <text:p>14,860</text:p>
          </table:table-cell>
          <table:table-cell table:style-name="ce1"/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C</text:p>
          </table:table-cell>
          <table:table-cell table:style-name="ce7" office:value-type="string" calcext:value-type="string">
            <text:p>F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99</text:p>
          </table:table-cell>
          <table:table-cell table:style-name="ce7" office:value-type="string" calcext:value-type="string">
            <text:p>EC</text:p>
          </table:table-cell>
          <table:table-cell table:style-name="ce7" office:value-type="string" calcext:value-type="string">
            <text:p>60</text:p>
          </table:table-cell>
          <table:table-cell table:number-columns-repeated="7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880" calcext:value-type="float">
            <text:p>14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900" calcext:value-type="float">
            <text:p>14,900</text:p>
          </table:table-cell>
          <table:table-cell table:style-name="ce1"/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80</text:p>
          </table:table-cell>
          <table:table-cell table:number-columns-repeated="15" table:style-name="ce7" office:value-type="string" calcext:value-type="string">
            <text:p>00</text:p>
          </table:table-cell>
          <table:table-cell table:style-name="ce7" office:value-type="string" calcext:value-type="string">
            <text:p>80</text:p>
          </table:table-cell>
          <table:table-cell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920" calcext:value-type="float">
            <text:p>14,92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44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940" calcext:value-type="float">
            <text:p>14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960" calcext:value-type="float">
            <text:p>14,960</text:p>
          </table:table-cell>
          <table:table-cell table:style-name="ce1"/>
          <table:table-cell table:number-columns-repeated="7" table:style-name="ce7" office:value-type="string" calcext:value-type="string">
            <text:p>00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D</text:p>
          </table:table-cell>
          <table:table-cell table:style-name="ce7" office:value-type="string" calcext:value-type="string">
            <text:p>B8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4980" calcext:value-type="float">
            <text:p>14,980</text:p>
          </table:table-cell>
          <table:table-cell table:style-name="ce1"/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F8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81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D</text:p>
          </table:table-cell>
          <table:table-cell table:style-name="ce7" office:value-type="string" calcext:value-type="string">
            <text:p>5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E8</text:p>
          </table:table-cell>
          <table:table-cell table:style-name="ce7" office:value-type="string" calcext:value-type="string">
            <text:p>48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000" calcext:value-type="float">
            <text:p>15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020" calcext:value-type="float">
            <text:p>15,02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040" calcext:value-type="float">
            <text:p>15,040</text:p>
          </table:table-cell>
          <table:table-cell table:style-name="ce1"/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number-columns-repeated="1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060" calcext:value-type="float">
            <text:p>15,060</text:p>
          </table:table-cell>
          <table:table-cell table:style-name="ce1"/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82</text:p>
          </table:table-cell>
          <table:table-cell table:style-name="ce7" office:value-type="string" calcext:value-type="string">
            <text:p>3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080" calcext:value-type="float">
            <text:p>15,08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81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E5</text:p>
          </table:table-cell>
          <table:table-cell table:style-name="ce7" office:value-type="string" calcext:value-type="string">
            <text:p>60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100" calcext:value-type="float">
            <text:p>15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120" calcext:value-type="float">
            <text:p>15,120</text:p>
          </table:table-cell>
          <table:table-cell table:style-name="ce1"/>
          <table:table-cell table:number-columns-repeated="7" table:style-name="ce7" office:value-type="string" calcext:value-type="string">
            <text:p>00</text:p>
          </table:table-cell>
          <table:table-cell table:style-name="ce7" office:value-type="string" calcext:value-type="string">
            <text:p>2F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140" calcext:value-type="float">
            <text:p>15,14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60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A0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160" calcext:value-type="float">
            <text:p>15,16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FE</text:p>
          </table:table-cell>
          <table:table-cell table:number-columns-repeated="2" table:style-name="ce7" office:value-type="string" calcext:value-type="string">
            <text:p>10</text:p>
          </table:table-cell>
          <table:table-cell table:style-name="ce7" office:value-type="string" calcext:value-type="string">
            <text:p>02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99</text:p>
          </table:table-cell>
          <table:table-cell table:style-name="ce7" office:value-type="string" calcext:value-type="string">
            <text:p>F0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99</text:p>
          </table:table-cell>
          <table:table-cell table:style-name="ce7" office:value-type="string" calcext:value-type="string">
            <text:p>F0</text:p>
          </table:table-cell>
          <table:table-cell table:style-name="ce7" office:value-type="string" calcext:value-type="string">
            <text:p>F8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180" calcext:value-type="float">
            <text:p>15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200" calcext:value-type="float">
            <text:p>15,200</text:p>
          </table:table-cell>
          <table:table-cell table:style-name="ce1"/>
          <table:table-cell table:number-columns-repeated="11" table:style-name="ce7" office:value-type="string" calcext:value-type="string">
            <text:p>00</text:p>
          </table:table-cell>
          <table:table-cell table:style-name="ce7" office:value-type="string" calcext:value-type="string">
            <text:p>5B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60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220" calcext:value-type="float">
            <text:p>15,22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F8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81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F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E8</text:p>
          </table:table-cell>
          <table:table-cell table:style-name="ce7" office:value-type="string" calcext:value-type="string">
            <text:p>4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240" calcext:value-type="float">
            <text:p>15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260" calcext:value-type="float">
            <text:p>15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280" calcext:value-type="float">
            <text:p>15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300" calcext:value-type="float">
            <text:p>15,3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12" table:style-name="ce7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320" calcext:value-type="float">
            <text:p>15,3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340" calcext:value-type="float">
            <text:p>15,3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360" calcext:value-type="float">
            <text:p>15,360</text:p>
          </table:table-cell>
          <table:table-cell table:style-name="ce1"/>
          <table:table-cell table:number-columns-repeated="4" table:style-name="ce7" office:value-type="string" calcext:value-type="string">
            <text:p>20</text:p>
          </table:table-cell>
          <table:table-cell table:number-columns-repeated="14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6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380" calcext:value-type="float">
            <text:p>15,380</text:p>
          </table:table-cell>
          <table:table-cell table:style-name="ce1"/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08</text:p>
          </table:table-cell>
          <table:table-cell table:style-name="ce7" office:value-type="string" calcext:value-type="string">
            <text:p>01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7" office:value-type="string" calcext:value-type="string">
            <text:p>78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5F</text:p>
          </table:table-cell>
          <table:table-cell table:style-name="ce7" office:value-type="string" calcext:value-type="string">
            <text:p>78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400" calcext:value-type="float">
            <text:p>15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420" calcext:value-type="float">
            <text:p>15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440" calcext:value-type="float">
            <text:p>15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460" calcext:value-type="float">
            <text:p>15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480" calcext:value-type="float">
            <text:p>15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500" calcext:value-type="float">
            <text:p>15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520" calcext:value-type="float">
            <text:p>15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540" calcext:value-type="float">
            <text:p>15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560" calcext:value-type="float">
            <text:p>15,560</text:p>
          </table:table-cell>
          <table:table-cell table:style-name="ce1"/>
          <table:table-cell table:number-columns-repeated="15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580" calcext:value-type="float">
            <text:p>15,5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600" calcext:value-type="float">
            <text:p>15,6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620" calcext:value-type="float">
            <text:p>15,6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640" calcext:value-type="float">
            <text:p>15,6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660" calcext:value-type="float">
            <text:p>15,6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680" calcext:value-type="float">
            <text:p>15,6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700" calcext:value-type="float">
            <text:p>15,700</text:p>
          </table:table-cell>
          <table:table-cell table:style-name="ce1"/>
          <table:table-cell table:number-columns-repeated="8" table:style-name="ce7" office:value-type="string" calcext:value-type="string">
            <text:p>20</text:p>
          </table:table-cell>
          <table:table-cell table:number-columns-repeated="7" table:style-name="ce7" office:value-type="string" calcext:value-type="string">
            <text:p>00</text:p>
          </table:table-cell>
          <table:table-cell table:style-name="ce7" office:value-type="string" calcext:value-type="string">
            <text:p>0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720" calcext:value-type="float">
            <text:p>15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740" calcext:value-type="float">
            <text:p>15,740</text:p>
          </table:table-cell>
          <table:table-cell table:style-name="ce1"/>
          <table:table-cell table:number-columns-repeated="15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760" calcext:value-type="float">
            <text:p>15,76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4" table:style-name="ce7" office:value-type="string" calcext:value-type="string">
            <text:p>FF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780" calcext:value-type="float">
            <text:p>15,78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82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1A</text:p>
          </table:table-cell>
          <table:table-cell table:style-name="ce7" office:value-type="string" calcext:value-type="string">
            <text:p>02</text:p>
          </table:table-cell>
          <table:table-cell table:number-columns-repeated="7" table:style-name="ce7" office:value-type="string" calcext:value-type="string">
            <text:p>00</text:p>
          </table:table-cell>
          <table:table-cell table:style-name="ce7" office:value-type="string" calcext:value-type="string">
            <text:p>04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800" calcext:value-type="float">
            <text:p>15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820" calcext:value-type="float">
            <text:p>15,82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10</text:p>
          </table:table-cell>
          <table:table-cell table:number-columns-repeated="10" table:style-name="ce7" office:value-type="string" calcext:value-type="string">
            <text:p>00</text:p>
          </table:table-cell>
          <table:table-cell table:style-name="ce7" office:value-type="string" calcext:value-type="string">
            <text:p>05</text:p>
          </table:table-cell>
          <table:table-cell table:style-name="ce7" office:value-type="string" calcext:value-type="string">
            <text:p>AA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3</text:p>
          </table:table-cell>
          <table:table-cell table:style-name="ce7" office:value-type="string" calcext:value-type="string">
            <text:p>E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840" calcext:value-type="float">
            <text:p>15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860" calcext:value-type="float">
            <text:p>15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880" calcext:value-type="float">
            <text:p>15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900" calcext:value-type="float">
            <text:p>15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920" calcext:value-type="float">
            <text:p>15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940" calcext:value-type="float">
            <text:p>15,94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960" calcext:value-type="float">
            <text:p>15,960</text:p>
          </table:table-cell>
          <table:table-cell table:style-name="ce1"/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number-columns-repeated="1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5980" calcext:value-type="float">
            <text:p>15,980</text:p>
          </table:table-cell>
          <table:table-cell table:style-name="ce1"/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82</text:p>
          </table:table-cell>
          <table:table-cell table:style-name="ce7" office:value-type="string" calcext:value-type="string">
            <text:p>3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000" calcext:value-type="float">
            <text:p>16,00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81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E5</text:p>
          </table:table-cell>
          <table:table-cell table:style-name="ce7" office:value-type="string" calcext:value-type="string">
            <text:p>60</text:p>
          </table:table-cell>
          <table:table-cell table:number-columns-repeated="6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1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020" calcext:value-type="float">
            <text:p>16,020</text:p>
          </table:table-cell>
          <table:table-cell table:style-name="ce1"/>
          <table:table-cell table:style-name="ce7" office:value-type="string" calcext:value-type="string">
            <text:p>75</text:p>
          </table:table-cell>
          <table:table-cell table:style-name="ce7" office:value-type="string" calcext:value-type="string">
            <text:p>66</text:p>
          </table:table-cell>
          <table:table-cell table:style-name="ce7" office:value-type="string" calcext:value-type="string">
            <text:p>73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040" calcext:value-type="float">
            <text:p>16,040</text:p>
          </table:table-cell>
          <table:table-cell table:style-name="ce1"/>
          <table:table-cell table:number-columns-repeated="4" table:style-name="ce7" office:value-type="string" calcext:value-type="string">
            <text:p>FF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C8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060" calcext:value-type="float">
            <text:p>16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080" calcext:value-type="float">
            <text:p>16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100" calcext:value-type="float">
            <text:p>16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120" calcext:value-type="float">
            <text:p>16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140" calcext:value-type="float">
            <text:p>16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160" calcext:value-type="float">
            <text:p>16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180" calcext:value-type="float">
            <text:p>16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200" calcext:value-type="float">
            <text:p>16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220" calcext:value-type="float">
            <text:p>16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240" calcext:value-type="float">
            <text:p>16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260" calcext:value-type="float">
            <text:p>16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280" calcext:value-type="float">
            <text:p>16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300" calcext:value-type="float">
            <text:p>16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320" calcext:value-type="float">
            <text:p>16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340" calcext:value-type="float">
            <text:p>16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360" calcext:value-type="float">
            <text:p>16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380" calcext:value-type="float">
            <text:p>16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400" calcext:value-type="float">
            <text:p>16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420" calcext:value-type="float">
            <text:p>16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440" calcext:value-type="float">
            <text:p>16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460" calcext:value-type="float">
            <text:p>16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480" calcext:value-type="float">
            <text:p>16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500" calcext:value-type="float">
            <text:p>16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520" calcext:value-type="float">
            <text:p>16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540" calcext:value-type="float">
            <text:p>16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560" calcext:value-type="float">
            <text:p>16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580" calcext:value-type="float">
            <text:p>16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600" calcext:value-type="float">
            <text:p>16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620" calcext:value-type="float">
            <text:p>16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640" calcext:value-type="float">
            <text:p>16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660" calcext:value-type="float">
            <text:p>16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680" calcext:value-type="float">
            <text:p>16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700" calcext:value-type="float">
            <text:p>16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720" calcext:value-type="float">
            <text:p>16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740" calcext:value-type="float">
            <text:p>16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760" calcext:value-type="float">
            <text:p>16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780" calcext:value-type="float">
            <text:p>16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800" calcext:value-type="float">
            <text:p>16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820" calcext:value-type="float">
            <text:p>16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840" calcext:value-type="float">
            <text:p>16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860" calcext:value-type="float">
            <text:p>16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880" calcext:value-type="float">
            <text:p>16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900" calcext:value-type="float">
            <text:p>16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920" calcext:value-type="float">
            <text:p>16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940" calcext:value-type="float">
            <text:p>16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960" calcext:value-type="float">
            <text:p>16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6980" calcext:value-type="float">
            <text:p>16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000" calcext:value-type="float">
            <text:p>17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020" calcext:value-type="float">
            <text:p>17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040" calcext:value-type="float">
            <text:p>17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060" calcext:value-type="float">
            <text:p>17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080" calcext:value-type="float">
            <text:p>17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100" calcext:value-type="float">
            <text:p>17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120" calcext:value-type="float">
            <text:p>17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140" calcext:value-type="float">
            <text:p>17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160" calcext:value-type="float">
            <text:p>17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180" calcext:value-type="float">
            <text:p>17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200" calcext:value-type="float">
            <text:p>17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220" calcext:value-type="float">
            <text:p>17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240" calcext:value-type="float">
            <text:p>17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260" calcext:value-type="float">
            <text:p>17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280" calcext:value-type="float">
            <text:p>17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300" calcext:value-type="float">
            <text:p>17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320" calcext:value-type="float">
            <text:p>17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340" calcext:value-type="float">
            <text:p>17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360" calcext:value-type="float">
            <text:p>17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380" calcext:value-type="float">
            <text:p>17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400" calcext:value-type="float">
            <text:p>17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420" calcext:value-type="float">
            <text:p>17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440" calcext:value-type="float">
            <text:p>17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460" calcext:value-type="float">
            <text:p>17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480" calcext:value-type="float">
            <text:p>17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500" calcext:value-type="float">
            <text:p>17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520" calcext:value-type="float">
            <text:p>17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540" calcext:value-type="float">
            <text:p>17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560" calcext:value-type="float">
            <text:p>17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580" calcext:value-type="float">
            <text:p>17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600" calcext:value-type="float">
            <text:p>17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620" calcext:value-type="float">
            <text:p>17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640" calcext:value-type="float">
            <text:p>17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660" calcext:value-type="float">
            <text:p>17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680" calcext:value-type="float">
            <text:p>17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700" calcext:value-type="float">
            <text:p>17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720" calcext:value-type="float">
            <text:p>17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740" calcext:value-type="float">
            <text:p>17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760" calcext:value-type="float">
            <text:p>17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780" calcext:value-type="float">
            <text:p>17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800" calcext:value-type="float">
            <text:p>17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820" calcext:value-type="float">
            <text:p>17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840" calcext:value-type="float">
            <text:p>17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860" calcext:value-type="float">
            <text:p>17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880" calcext:value-type="float">
            <text:p>17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900" calcext:value-type="float">
            <text:p>17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920" calcext:value-type="float">
            <text:p>17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940" calcext:value-type="float">
            <text:p>17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960" calcext:value-type="float">
            <text:p>17,96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78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7980" calcext:value-type="float">
            <text:p>17,980</text:p>
          </table:table-cell>
          <table:table-cell table:style-name="ce1"/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7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000" calcext:value-type="float">
            <text:p>18,000</text:p>
          </table:table-cell>
          <table:table-cell table:style-name="ce1"/>
          <table:table-cell table:style-name="ce7" office:value-type="string" calcext:value-type="string">
            <text:p>2B</text:p>
          </table:table-cell>
          <table:table-cell table:style-name="ce7" office:value-type="string" calcext:value-type="string">
            <text:p>38</text:p>
          </table:table-cell>
          <table:table-cell table:style-name="ce7" office:value-type="string" calcext:value-type="string">
            <text:p>6B</text:p>
          </table:table-cell>
          <table:table-cell table:style-name="ce7" office:value-type="string" calcext:value-type="string">
            <text:p>56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020" calcext:value-type="float">
            <text:p>18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040" calcext:value-type="float">
            <text:p>18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060" calcext:value-type="float">
            <text:p>18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080" calcext:value-type="float">
            <text:p>18,080</text:p>
          </table:table-cell>
          <table:table-cell table:style-name="ce1"/>
          <table:table-cell table:number-columns-repeated="10" table:style-name="ce7" office:value-type="string" calcext:value-type="string">
            <text:p>00</text:p>
          </table:table-cell>
          <table:table-cell table:style-name="ce7" office:value-type="string" calcext:value-type="string">
            <text:p>08</text:p>
          </table:table-cell>
          <table:table-cell table:number-columns-repeated="9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100" calcext:value-type="float">
            <text:p>18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120" calcext:value-type="float">
            <text:p>18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140" calcext:value-type="float">
            <text:p>18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160" calcext:value-type="float">
            <text:p>18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180" calcext:value-type="float">
            <text:p>18,18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33</text:p>
          </table:table-cell>
          <table:table-cell table:style-name="ce7" office:value-type="string" calcext:value-type="string">
            <text:p>27</text:p>
          </table:table-cell>
          <table:table-cell table:style-name="ce7" office:value-type="string" calcext:value-type="string">
            <text:p>C8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200" calcext:value-type="float">
            <text:p>18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220" calcext:value-type="float">
            <text:p>18,22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52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B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5D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240" calcext:value-type="float">
            <text:p>18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260" calcext:value-type="float">
            <text:p>18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280" calcext:value-type="float">
            <text:p>18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300" calcext:value-type="float">
            <text:p>18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320" calcext:value-type="float">
            <text:p>18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340" calcext:value-type="float">
            <text:p>18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360" calcext:value-type="float">
            <text:p>18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380" calcext:value-type="float">
            <text:p>18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400" calcext:value-type="float">
            <text:p>18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420" calcext:value-type="float">
            <text:p>18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440" calcext:value-type="float">
            <text:p>18,44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5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460" calcext:value-type="float">
            <text:p>18,460</text:p>
          </table:table-cell>
          <table:table-cell table:style-name="ce1"/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A</text:p>
          </table:table-cell>
          <table:table-cell table:number-columns-repeated="2" table:style-name="ce7" office:value-type="string" calcext:value-type="string">
            <text:p>30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480" calcext:value-type="float">
            <text:p>18,480</text:p>
          </table:table-cell>
          <table:table-cell table:style-name="ce1"/>
          <table:table-cell table:number-columns-repeated="11" table:style-name="ce7" office:value-type="string" calcext:value-type="string">
            <text:p>00</text:p>
          </table:table-cell>
          <table:table-cell table:style-name="ce7" office:value-type="string" calcext:value-type="string">
            <text:p>02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D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500" calcext:value-type="float">
            <text:p>18,500</text:p>
          </table:table-cell>
          <table:table-cell table:style-name="ce1"/>
          <table:table-cell table:style-name="ce7" office:value-type="string" calcext:value-type="string">
            <text:p>44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3</text:p>
          </table:table-cell>
          <table:table-cell table:number-columns-repeated="1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520" calcext:value-type="float">
            <text:p>18,52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B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1</text:p>
          </table:table-cell>
          <table:table-cell table:style-name="ce7" office:value-type="string" calcext:value-type="string">
            <text:p>53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3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540" calcext:value-type="float">
            <text:p>18,54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B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1</text:p>
          </table:table-cell>
          <table:table-cell table:style-name="ce7" office:value-type="string" calcext:value-type="string">
            <text:p>53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4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560" calcext:value-type="float">
            <text:p>18,560</text:p>
          </table:table-cell>
          <table:table-cell table:style-name="ce1"/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3</text:p>
          </table:table-cell>
          <table:table-cell table:number-columns-repeated="10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A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580" calcext:value-type="float">
            <text:p>18,58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E</text:p>
          </table:table-cell>
          <table:table-cell table:style-name="ce7" office:value-type="string" calcext:value-type="string">
            <text:p>53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3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600" calcext:value-type="float">
            <text:p>18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620" calcext:value-type="float">
            <text:p>18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640" calcext:value-type="float">
            <text:p>18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660" calcext:value-type="float">
            <text:p>18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680" calcext:value-type="float">
            <text:p>18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700" calcext:value-type="float">
            <text:p>18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720" calcext:value-type="float">
            <text:p>18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740" calcext:value-type="float">
            <text:p>18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760" calcext:value-type="float">
            <text:p>18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780" calcext:value-type="float">
            <text:p>18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800" calcext:value-type="float">
            <text:p>18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820" calcext:value-type="float">
            <text:p>18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840" calcext:value-type="float">
            <text:p>18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860" calcext:value-type="float">
            <text:p>18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880" calcext:value-type="float">
            <text:p>18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900" calcext:value-type="float">
            <text:p>18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920" calcext:value-type="float">
            <text:p>18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940" calcext:value-type="float">
            <text:p>18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960" calcext:value-type="float">
            <text:p>18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980" calcext:value-type="float">
            <text:p>18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000" calcext:value-type="float">
            <text:p>19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020" calcext:value-type="float">
            <text:p>19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040" calcext:value-type="float">
            <text:p>19,04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78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060" calcext:value-type="float">
            <text:p>19,060</text:p>
          </table:table-cell>
          <table:table-cell table:style-name="ce1"/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7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080" calcext:value-type="float">
            <text:p>19,080</text:p>
          </table:table-cell>
          <table:table-cell table:style-name="ce1"/>
          <table:table-cell table:style-name="ce7" office:value-type="string" calcext:value-type="string">
            <text:p>2B</text:p>
          </table:table-cell>
          <table:table-cell table:style-name="ce7" office:value-type="string" calcext:value-type="string">
            <text:p>38</text:p>
          </table:table-cell>
          <table:table-cell table:style-name="ce7" office:value-type="string" calcext:value-type="string">
            <text:p>6B</text:p>
          </table:table-cell>
          <table:table-cell table:style-name="ce7" office:value-type="string" calcext:value-type="string">
            <text:p>56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100" calcext:value-type="float">
            <text:p>19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120" calcext:value-type="float">
            <text:p>19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140" calcext:value-type="float">
            <text:p>19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160" calcext:value-type="float">
            <text:p>19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180" calcext:value-type="float">
            <text:p>19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200" calcext:value-type="float">
            <text:p>19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220" calcext:value-type="float">
            <text:p>19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240" calcext:value-type="float">
            <text:p>19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260" calcext:value-type="float">
            <text:p>19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280" calcext:value-type="float">
            <text:p>19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300" calcext:value-type="float">
            <text:p>19,3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2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75</text:p>
          </table:table-cell>
          <table:table-cell table:number-columns-repeated="2" table:style-name="ce7" office:value-type="string" calcext:value-type="string">
            <text:p>72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6E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320" calcext:value-type="float">
            <text:p>19,320</text:p>
          </table:table-cell>
          <table:table-cell table:style-name="ce1"/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B</text:p>
          </table:table-cell>
          <table:table-cell table:style-name="ce7" office:value-type="string" calcext:value-type="string">
            <text:p>33</text:p>
          </table:table-cell>
          <table:table-cell table:number-columns-repeated="2" table:style-name="ce7" office:value-type="string" calcext:value-type="string">
            <text:p>30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41</text:p>
          </table:table-cell>
          <table:table-cell table:style-name="ce7" office:value-type="string" calcext:value-type="string">
            <text:p>5D</text:p>
          </table:table-cell>
          <table:table-cell table:number-columns-repeated="11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340" calcext:value-type="float">
            <text:p>19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360" calcext:value-type="float">
            <text:p>19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380" calcext:value-type="float">
            <text:p>19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400" calcext:value-type="float">
            <text:p>19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420" calcext:value-type="float">
            <text:p>19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440" calcext:value-type="float">
            <text:p>19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460" calcext:value-type="float">
            <text:p>19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480" calcext:value-type="float">
            <text:p>19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500" calcext:value-type="float">
            <text:p>19,5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92</text:p>
          </table:table-cell>
          <table:table-cell table:style-name="ce7" office:value-type="string" calcext:value-type="string">
            <text:p>88</text:p>
          </table:table-cell>
          <table:table-cell table:style-name="ce7" office:value-type="string" calcext:value-type="string">
            <text:p>FE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C8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520" calcext:value-type="float">
            <text:p>19,520</text:p>
          </table:table-cell>
          <table:table-cell table:style-name="ce1"/>
          <table:table-cell table:number-columns-repeated="7" table:style-name="ce7" office:value-type="string" calcext:value-type="string">
            <text:p>00</text:p>
          </table:table-cell>
          <table:table-cell table:style-name="ce7" office:value-type="string" calcext:value-type="string">
            <text:p>04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2E</text:p>
          </table:table-cell>
          <table:table-cell table:number-columns-repeated="2" table:style-name="ce7" office:value-type="string" calcext:value-type="string">
            <text:p>31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540" calcext:value-type="float">
            <text:p>19,540</text:p>
          </table:table-cell>
          <table:table-cell table:style-name="ce1"/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33</text:p>
          </table:table-cell>
          <table:table-cell table:style-name="ce7" office:value-type="string" calcext:value-type="string">
            <text:p>37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560" calcext:value-type="float">
            <text:p>19,560</text:p>
          </table:table-cell>
          <table:table-cell table:style-name="ce1"/>
          <table:table-cell table:number-columns-repeated="11" table:style-name="ce7" office:value-type="string" calcext:value-type="string">
            <text:p>00</text:p>
          </table:table-cell>
          <table:table-cell table:style-name="ce7" office:value-type="string" calcext:value-type="string">
            <text:p>0A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4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1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580" calcext:value-type="float">
            <text:p>19,580</text:p>
          </table:table-cell>
          <table:table-cell table:style-name="ce1"/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78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600" calcext:value-type="float">
            <text:p>19,60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3</text:p>
          </table:table-cell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79</text:p>
          </table:table-cell>
          <table:table-cell table:number-columns-repeated="9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620" calcext:value-type="float">
            <text:p>19,62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7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40</text:p>
          </table:table-cell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3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640" calcext:value-type="float">
            <text:p>19,64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5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660" calcext:value-type="float">
            <text:p>19,660</text:p>
          </table:table-cell>
          <table:table-cell table:style-name="ce1"/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6B</text:p>
          </table:table-cell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1</text:p>
          </table:table-cell>
          <table:table-cell table:number-columns-repeated="1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680" calcext:value-type="float">
            <text:p>19,68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2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78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700" calcext:value-type="float">
            <text:p>19,70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1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2E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720" calcext:value-type="float">
            <text:p>19,720</text:p>
          </table:table-cell>
          <table:table-cell table:style-name="ce1"/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79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740" calcext:value-type="float">
            <text:p>19,74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2C</text:p>
          </table:table-cell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4F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35</text:p>
          </table:table-cell>
          <table:table-cell table:number-columns-repeated="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760" calcext:value-type="float">
            <text:p>19,76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2D</text:p>
          </table:table-cell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BB</text:p>
          </table:table-cell>
          <table:table-cell table:style-name="ce7" office:value-type="string" calcext:value-type="string">
            <text:p>4F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D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780" calcext:value-type="float">
            <text:p>19,780</text:p>
          </table:table-cell>
          <table:table-cell table:style-name="ce1"/>
          <table:table-cell table:style-name="ce7" office:value-type="string" calcext:value-type="string">
            <text:p>39</text:p>
          </table:table-cell>
          <table:table-cell table:style-name="ce7" office:value-type="string" calcext:value-type="string">
            <text:p>30</text:p>
          </table:table-cell>
          <table:table-cell table:number-columns-repeated="1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2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800" calcext:value-type="float">
            <text:p>19,80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79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820" calcext:value-type="float">
            <text:p>19,82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C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4D</text:p>
          </table:table-cell>
          <table:table-cell table:number-columns-repeated="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840" calcext:value-type="float">
            <text:p>19,84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A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F</text:p>
          </table:table-cell>
          <table:table-cell table:style-name="ce7" office:value-type="string" calcext:value-type="string">
            <text:p>4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860" calcext:value-type="float">
            <text:p>19,860</text:p>
          </table:table-cell>
          <table:table-cell table:style-name="ce1"/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34</text:p>
          </table:table-cell>
          <table:table-cell table:number-columns-repeated="1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880" calcext:value-type="float">
            <text:p>19,88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1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B</text:p>
          </table:table-cell>
          <table:table-cell table:style-name="ce7" office:value-type="string" calcext:value-type="string">
            <text:p>1C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34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900" calcext:value-type="float">
            <text:p>19,9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CC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A</text:p>
          </table:table-cell>
          <table:table-cell table:style-name="ce7" office:value-type="string" calcext:value-type="string">
            <text:p>24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35</text:p>
          </table:table-cell>
          <table:table-cell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920" calcext:value-type="float">
            <text:p>19,92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940" calcext:value-type="float">
            <text:p>19,940</text:p>
          </table:table-cell>
          <table:table-cell table:style-name="ce1"/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F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35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960" calcext:value-type="float">
            <text:p>19,96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0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A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35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980" calcext:value-type="float">
            <text:p>19,98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000" calcext:value-type="float">
            <text:p>20,000</text:p>
          </table:table-cell>
          <table:table-cell table:style-name="ce1"/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36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020" calcext:value-type="float">
            <text:p>20,02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4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F</text:p>
          </table:table-cell>
          <table:table-cell table:style-name="ce7" office:value-type="string" calcext:value-type="string">
            <text:p>47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36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040" calcext:value-type="float">
            <text:p>20,04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AF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B</text:p>
          </table:table-cell>
          <table:table-cell table:style-name="ce7" office:value-type="string" calcext:value-type="string">
            <text:p>25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3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060" calcext:value-type="float">
            <text:p>20,06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080" calcext:value-type="float">
            <text:p>20,08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37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100" calcext:value-type="float">
            <text:p>20,10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F</text:p>
          </table:table-cell>
          <table:table-cell table:style-name="ce7" office:value-type="string" calcext:value-type="string">
            <text:p>56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3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120" calcext:value-type="float">
            <text:p>20,12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AE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B</text:p>
          </table:table-cell>
          <table:table-cell table:style-name="ce7" office:value-type="string" calcext:value-type="string">
            <text:p>8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140" calcext:value-type="float">
            <text:p>20,140</text:p>
          </table:table-cell>
          <table:table-cell table:style-name="ce1"/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37</text:p>
          </table:table-cell>
          <table:table-cell table:number-columns-repeated="16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160" calcext:value-type="float">
            <text:p>20,16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B5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C</text:p>
          </table:table-cell>
          <table:table-cell table:style-name="ce7" office:value-type="string" calcext:value-type="string">
            <text:p>80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E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E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180" calcext:value-type="float">
            <text:p>20,18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D8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A</text:p>
          </table:table-cell>
          <table:table-cell table:style-name="ce7" office:value-type="string" calcext:value-type="string">
            <text:p>DF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200" calcext:value-type="float">
            <text:p>20,200</text:p>
          </table:table-cell>
          <table:table-cell table:style-name="ce1"/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43</text:p>
          </table:table-cell>
          <table:table-cell table:number-columns-repeated="1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A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220" calcext:value-type="float">
            <text:p>20,22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43</text:p>
          </table:table-cell>
          <table:table-cell table:number-columns-repeated="9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240" calcext:value-type="float">
            <text:p>20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260" calcext:value-type="float">
            <text:p>20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280" calcext:value-type="float">
            <text:p>20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300" calcext:value-type="float">
            <text:p>20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320" calcext:value-type="float">
            <text:p>20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340" calcext:value-type="float">
            <text:p>20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360" calcext:value-type="float">
            <text:p>20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380" calcext:value-type="float">
            <text:p>20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400" calcext:value-type="float">
            <text:p>20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420" calcext:value-type="float">
            <text:p>20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440" calcext:value-type="float">
            <text:p>20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460" calcext:value-type="float">
            <text:p>20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480" calcext:value-type="float">
            <text:p>20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500" calcext:value-type="float">
            <text:p>20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520" calcext:value-type="float">
            <text:p>20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540" calcext:value-type="float">
            <text:p>20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560" calcext:value-type="float">
            <text:p>20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580" calcext:value-type="float">
            <text:p>20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600" calcext:value-type="float">
            <text:p>20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620" calcext:value-type="float">
            <text:p>20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640" calcext:value-type="float">
            <text:p>20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660" calcext:value-type="float">
            <text:p>20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680" calcext:value-type="float">
            <text:p>20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700" calcext:value-type="float">
            <text:p>20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720" calcext:value-type="float">
            <text:p>20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740" calcext:value-type="float">
            <text:p>20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760" calcext:value-type="float">
            <text:p>20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780" calcext:value-type="float">
            <text:p>20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800" calcext:value-type="float">
            <text:p>20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820" calcext:value-type="float">
            <text:p>20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840" calcext:value-type="float">
            <text:p>20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860" calcext:value-type="float">
            <text:p>20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880" calcext:value-type="float">
            <text:p>20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900" calcext:value-type="float">
            <text:p>20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920" calcext:value-type="float">
            <text:p>20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940" calcext:value-type="float">
            <text:p>20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960" calcext:value-type="float">
            <text:p>20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0980" calcext:value-type="float">
            <text:p>20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000" calcext:value-type="float">
            <text:p>21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020" calcext:value-type="float">
            <text:p>21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040" calcext:value-type="float">
            <text:p>21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060" calcext:value-type="float">
            <text:p>21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080" calcext:value-type="float">
            <text:p>21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100" calcext:value-type="float">
            <text:p>21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120" calcext:value-type="float">
            <text:p>21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140" calcext:value-type="float">
            <text:p>21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160" calcext:value-type="float">
            <text:p>21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180" calcext:value-type="float">
            <text:p>21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200" calcext:value-type="float">
            <text:p>21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220" calcext:value-type="float">
            <text:p>21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240" calcext:value-type="float">
            <text:p>21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260" calcext:value-type="float">
            <text:p>21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280" calcext:value-type="float">
            <text:p>21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300" calcext:value-type="float">
            <text:p>21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320" calcext:value-type="float">
            <text:p>21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340" calcext:value-type="float">
            <text:p>21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360" calcext:value-type="float">
            <text:p>21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380" calcext:value-type="float">
            <text:p>21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400" calcext:value-type="float">
            <text:p>21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420" calcext:value-type="float">
            <text:p>21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440" calcext:value-type="float">
            <text:p>21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460" calcext:value-type="float">
            <text:p>21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480" calcext:value-type="float">
            <text:p>21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500" calcext:value-type="float">
            <text:p>21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520" calcext:value-type="float">
            <text:p>21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540" calcext:value-type="float">
            <text:p>21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560" calcext:value-type="float">
            <text:p>21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580" calcext:value-type="float">
            <text:p>21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600" calcext:value-type="float">
            <text:p>21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620" calcext:value-type="float">
            <text:p>21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640" calcext:value-type="float">
            <text:p>21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660" calcext:value-type="float">
            <text:p>21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680" calcext:value-type="float">
            <text:p>21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700" calcext:value-type="float">
            <text:p>21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720" calcext:value-type="float">
            <text:p>21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740" calcext:value-type="float">
            <text:p>21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760" calcext:value-type="float">
            <text:p>21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780" calcext:value-type="float">
            <text:p>21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800" calcext:value-type="float">
            <text:p>21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820" calcext:value-type="float">
            <text:p>21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840" calcext:value-type="float">
            <text:p>21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860" calcext:value-type="float">
            <text:p>21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880" calcext:value-type="float">
            <text:p>21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900" calcext:value-type="float">
            <text:p>21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920" calcext:value-type="float">
            <text:p>21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940" calcext:value-type="float">
            <text:p>21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960" calcext:value-type="float">
            <text:p>21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1980" calcext:value-type="float">
            <text:p>21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000" calcext:value-type="float">
            <text:p>22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020" calcext:value-type="float">
            <text:p>22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040" calcext:value-type="float">
            <text:p>22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060" calcext:value-type="float">
            <text:p>22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080" calcext:value-type="float">
            <text:p>22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100" calcext:value-type="float">
            <text:p>22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120" calcext:value-type="float">
            <text:p>22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140" calcext:value-type="float">
            <text:p>22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160" calcext:value-type="float">
            <text:p>22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180" calcext:value-type="float">
            <text:p>22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200" calcext:value-type="float">
            <text:p>22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220" calcext:value-type="float">
            <text:p>22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240" calcext:value-type="float">
            <text:p>22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260" calcext:value-type="float">
            <text:p>22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280" calcext:value-type="float">
            <text:p>22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300" calcext:value-type="float">
            <text:p>22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320" calcext:value-type="float">
            <text:p>22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340" calcext:value-type="float">
            <text:p>22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360" calcext:value-type="float">
            <text:p>22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380" calcext:value-type="float">
            <text:p>22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400" calcext:value-type="float">
            <text:p>22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420" calcext:value-type="float">
            <text:p>22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440" calcext:value-type="float">
            <text:p>22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460" calcext:value-type="float">
            <text:p>22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480" calcext:value-type="float">
            <text:p>22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500" calcext:value-type="float">
            <text:p>22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520" calcext:value-type="float">
            <text:p>22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540" calcext:value-type="float">
            <text:p>22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560" calcext:value-type="float">
            <text:p>22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580" calcext:value-type="float">
            <text:p>22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600" calcext:value-type="float">
            <text:p>22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620" calcext:value-type="float">
            <text:p>22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640" calcext:value-type="float">
            <text:p>22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660" calcext:value-type="float">
            <text:p>22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680" calcext:value-type="float">
            <text:p>22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700" calcext:value-type="float">
            <text:p>22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720" calcext:value-type="float">
            <text:p>22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740" calcext:value-type="float">
            <text:p>22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760" calcext:value-type="float">
            <text:p>22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780" calcext:value-type="float">
            <text:p>22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800" calcext:value-type="float">
            <text:p>22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820" calcext:value-type="float">
            <text:p>22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840" calcext:value-type="float">
            <text:p>22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860" calcext:value-type="float">
            <text:p>22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880" calcext:value-type="float">
            <text:p>22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900" calcext:value-type="float">
            <text:p>22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920" calcext:value-type="float">
            <text:p>22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940" calcext:value-type="float">
            <text:p>22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960" calcext:value-type="float">
            <text:p>22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2980" calcext:value-type="float">
            <text:p>22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000" calcext:value-type="float">
            <text:p>23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020" calcext:value-type="float">
            <text:p>23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040" calcext:value-type="float">
            <text:p>23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060" calcext:value-type="float">
            <text:p>23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080" calcext:value-type="float">
            <text:p>23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100" calcext:value-type="float">
            <text:p>23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120" calcext:value-type="float">
            <text:p>23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140" calcext:value-type="float">
            <text:p>23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160" calcext:value-type="float">
            <text:p>23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180" calcext:value-type="float">
            <text:p>23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200" calcext:value-type="float">
            <text:p>23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220" calcext:value-type="float">
            <text:p>23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240" calcext:value-type="float">
            <text:p>23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260" calcext:value-type="float">
            <text:p>23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280" calcext:value-type="float">
            <text:p>23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300" calcext:value-type="float">
            <text:p>23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320" calcext:value-type="float">
            <text:p>23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340" calcext:value-type="float">
            <text:p>23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360" calcext:value-type="float">
            <text:p>23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380" calcext:value-type="float">
            <text:p>23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400" calcext:value-type="float">
            <text:p>23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420" calcext:value-type="float">
            <text:p>23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440" calcext:value-type="float">
            <text:p>23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460" calcext:value-type="float">
            <text:p>23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480" calcext:value-type="float">
            <text:p>23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500" calcext:value-type="float">
            <text:p>23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520" calcext:value-type="float">
            <text:p>23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540" calcext:value-type="float">
            <text:p>23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560" calcext:value-type="float">
            <text:p>23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580" calcext:value-type="float">
            <text:p>23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600" calcext:value-type="float">
            <text:p>23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620" calcext:value-type="float">
            <text:p>23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640" calcext:value-type="float">
            <text:p>23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660" calcext:value-type="float">
            <text:p>23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680" calcext:value-type="float">
            <text:p>23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700" calcext:value-type="float">
            <text:p>23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720" calcext:value-type="float">
            <text:p>23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740" calcext:value-type="float">
            <text:p>23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760" calcext:value-type="float">
            <text:p>23,76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59</text:p>
          </table:table-cell>
          <table:table-cell table:number-columns-repeated="6" table:style-name="ce12" office:value-type="string" calcext:value-type="string">
            <text:p>00</text:p>
          </table:table-cell>
          <table:table-cell table:style-name="ce15" office:value-type="string" calcext:value-type="string">
            <text:p>Detectors part 3</text:p>
          </table:table-cell>
          <table:table-cell table:number-columns-repeated="1001"/>
        </table:table-row>
        <table:table-row table:style-name="ro1">
          <table:table-cell table:style-name="ce1" office:value-type="float" office:value="23780" calcext:value-type="float">
            <text:p>23,78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3C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3A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B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800" calcext:value-type="float">
            <text:p>23,800</text:p>
          </table:table-cell>
          <table:table-cell table:style-name="ce1"/>
          <table:table-cell table:number-columns-repeated="6" table:style-name="ce12" office:value-type="string" calcext:value-type="string">
            <text:p>0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4E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3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4E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EA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820" calcext:value-type="float">
            <text:p>23,820</text:p>
          </table:table-cell>
          <table:table-cell table:style-name="ce1"/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B8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EA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BD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D</text:p>
          </table:table-cell>
          <table:table-cell table:style-name="ce12" office:value-type="string" calcext:value-type="string">
            <text:p>66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8A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840" calcext:value-type="float">
            <text:p>23,840</text:p>
          </table:table-cell>
          <table:table-cell table:style-name="ce1"/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D6</text:p>
          </table:table-cell>
          <table:table-cell table:number-columns-repeated="16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860" calcext:value-type="float">
            <text:p>23,860</text:p>
          </table:table-cell>
          <table:table-cell table:style-name="ce1"/>
          <table:table-cell table:number-columns-repeated="12" table:style-name="ce12" office:value-type="string" calcext:value-type="string">
            <text:p>00</text:p>
          </table:table-cell>
          <table:table-cell table:number-columns-repeated="8" table:style-name="ce9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880" calcext:value-type="float">
            <text:p>23,880</text:p>
          </table:table-cell>
          <table:table-cell table:style-name="ce1"/>
          <table:table-cell table:number-columns-repeated="4" table:style-name="ce9" office:value-type="string" calcext:value-type="string">
            <text:p>00</text:p>
          </table:table-cell>
          <table:table-cell table:number-columns-repeated="16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900" calcext:value-type="float">
            <text:p>23,9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920" calcext:value-type="float">
            <text:p>23,9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940" calcext:value-type="float">
            <text:p>23,9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960" calcext:value-type="float">
            <text:p>23,9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3980" calcext:value-type="float">
            <text:p>23,9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000" calcext:value-type="float">
            <text:p>24,0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020" calcext:value-type="float">
            <text:p>24,0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040" calcext:value-type="float">
            <text:p>24,0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060" calcext:value-type="float">
            <text:p>24,0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080" calcext:value-type="float">
            <text:p>24,0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100" calcext:value-type="float">
            <text:p>24,1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120" calcext:value-type="float">
            <text:p>24,1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140" calcext:value-type="float">
            <text:p>24,1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160" calcext:value-type="float">
            <text:p>24,1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180" calcext:value-type="float">
            <text:p>24,1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200" calcext:value-type="float">
            <text:p>24,2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220" calcext:value-type="float">
            <text:p>24,2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240" calcext:value-type="float">
            <text:p>24,2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260" calcext:value-type="float">
            <text:p>24,2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280" calcext:value-type="float">
            <text:p>24,2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300" calcext:value-type="float">
            <text:p>24,3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320" calcext:value-type="float">
            <text:p>24,3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340" calcext:value-type="float">
            <text:p>24,3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360" calcext:value-type="float">
            <text:p>24,3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380" calcext:value-type="float">
            <text:p>24,3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400" calcext:value-type="float">
            <text:p>24,4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420" calcext:value-type="float">
            <text:p>24,4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440" calcext:value-type="float">
            <text:p>24,4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460" calcext:value-type="float">
            <text:p>24,4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480" calcext:value-type="float">
            <text:p>24,4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500" calcext:value-type="float">
            <text:p>24,5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520" calcext:value-type="float">
            <text:p>24,5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540" calcext:value-type="float">
            <text:p>24,5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560" calcext:value-type="float">
            <text:p>24,5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580" calcext:value-type="float">
            <text:p>24,5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600" calcext:value-type="float">
            <text:p>24,6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620" calcext:value-type="float">
            <text:p>24,6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640" calcext:value-type="float">
            <text:p>24,6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660" calcext:value-type="float">
            <text:p>24,6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680" calcext:value-type="float">
            <text:p>24,6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700" calcext:value-type="float">
            <text:p>24,7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720" calcext:value-type="float">
            <text:p>24,7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740" calcext:value-type="float">
            <text:p>24,7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760" calcext:value-type="float">
            <text:p>24,7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780" calcext:value-type="float">
            <text:p>24,7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800" calcext:value-type="float">
            <text:p>24,8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820" calcext:value-type="float">
            <text:p>24,8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840" calcext:value-type="float">
            <text:p>24,8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860" calcext:value-type="float">
            <text:p>24,8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880" calcext:value-type="float">
            <text:p>24,8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900" calcext:value-type="float">
            <text:p>24,9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920" calcext:value-type="float">
            <text:p>24,9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940" calcext:value-type="float">
            <text:p>24,9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960" calcext:value-type="float">
            <text:p>24,9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4980" calcext:value-type="float">
            <text:p>24,9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000" calcext:value-type="float">
            <text:p>25,0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020" calcext:value-type="float">
            <text:p>25,0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040" calcext:value-type="float">
            <text:p>25,0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060" calcext:value-type="float">
            <text:p>25,0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080" calcext:value-type="float">
            <text:p>25,0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100" calcext:value-type="float">
            <text:p>25,1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120" calcext:value-type="float">
            <text:p>25,1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140" calcext:value-type="float">
            <text:p>25,1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160" calcext:value-type="float">
            <text:p>25,1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180" calcext:value-type="float">
            <text:p>25,1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200" calcext:value-type="float">
            <text:p>25,2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220" calcext:value-type="float">
            <text:p>25,2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240" calcext:value-type="float">
            <text:p>25,2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260" calcext:value-type="float">
            <text:p>25,2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280" calcext:value-type="float">
            <text:p>25,2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300" calcext:value-type="float">
            <text:p>25,3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320" calcext:value-type="float">
            <text:p>25,3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340" calcext:value-type="float">
            <text:p>25,3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360" calcext:value-type="float">
            <text:p>25,3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380" calcext:value-type="float">
            <text:p>25,3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400" calcext:value-type="float">
            <text:p>25,4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420" calcext:value-type="float">
            <text:p>25,4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440" calcext:value-type="float">
            <text:p>25,4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460" calcext:value-type="float">
            <text:p>25,4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480" calcext:value-type="float">
            <text:p>25,4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500" calcext:value-type="float">
            <text:p>25,5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520" calcext:value-type="float">
            <text:p>25,5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540" calcext:value-type="float">
            <text:p>25,5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560" calcext:value-type="float">
            <text:p>25,5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580" calcext:value-type="float">
            <text:p>25,5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600" calcext:value-type="float">
            <text:p>25,6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620" calcext:value-type="float">
            <text:p>25,6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640" calcext:value-type="float">
            <text:p>25,6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660" calcext:value-type="float">
            <text:p>25,6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680" calcext:value-type="float">
            <text:p>25,6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700" calcext:value-type="float">
            <text:p>25,7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720" calcext:value-type="float">
            <text:p>25,7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740" calcext:value-type="float">
            <text:p>25,7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760" calcext:value-type="float">
            <text:p>25,7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780" calcext:value-type="float">
            <text:p>25,7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800" calcext:value-type="float">
            <text:p>25,8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820" calcext:value-type="float">
            <text:p>25,8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840" calcext:value-type="float">
            <text:p>25,8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860" calcext:value-type="float">
            <text:p>25,8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880" calcext:value-type="float">
            <text:p>25,8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900" calcext:value-type="float">
            <text:p>25,9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920" calcext:value-type="float">
            <text:p>25,9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940" calcext:value-type="float">
            <text:p>25,9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960" calcext:value-type="float">
            <text:p>25,9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5980" calcext:value-type="float">
            <text:p>25,9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000" calcext:value-type="float">
            <text:p>26,0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020" calcext:value-type="float">
            <text:p>26,0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040" calcext:value-type="float">
            <text:p>26,0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060" calcext:value-type="float">
            <text:p>26,0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080" calcext:value-type="float">
            <text:p>26,0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100" calcext:value-type="float">
            <text:p>26,1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120" calcext:value-type="float">
            <text:p>26,1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140" calcext:value-type="float">
            <text:p>26,1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160" calcext:value-type="float">
            <text:p>26,1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180" calcext:value-type="float">
            <text:p>26,1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200" calcext:value-type="float">
            <text:p>26,2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220" calcext:value-type="float">
            <text:p>26,2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240" calcext:value-type="float">
            <text:p>26,2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260" calcext:value-type="float">
            <text:p>26,2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280" calcext:value-type="float">
            <text:p>26,2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300" calcext:value-type="float">
            <text:p>26,3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320" calcext:value-type="float">
            <text:p>26,3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340" calcext:value-type="float">
            <text:p>26,3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360" calcext:value-type="float">
            <text:p>26,3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380" calcext:value-type="float">
            <text:p>26,3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400" calcext:value-type="float">
            <text:p>26,4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420" calcext:value-type="float">
            <text:p>26,4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440" calcext:value-type="float">
            <text:p>26,4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460" calcext:value-type="float">
            <text:p>26,4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480" calcext:value-type="float">
            <text:p>26,4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500" calcext:value-type="float">
            <text:p>26,5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520" calcext:value-type="float">
            <text:p>26,5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540" calcext:value-type="float">
            <text:p>26,5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560" calcext:value-type="float">
            <text:p>26,5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580" calcext:value-type="float">
            <text:p>26,5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600" calcext:value-type="float">
            <text:p>26,6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620" calcext:value-type="float">
            <text:p>26,6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640" calcext:value-type="float">
            <text:p>26,6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660" calcext:value-type="float">
            <text:p>26,6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680" calcext:value-type="float">
            <text:p>26,6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700" calcext:value-type="float">
            <text:p>26,7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720" calcext:value-type="float">
            <text:p>26,7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740" calcext:value-type="float">
            <text:p>26,7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760" calcext:value-type="float">
            <text:p>26,7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780" calcext:value-type="float">
            <text:p>26,7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800" calcext:value-type="float">
            <text:p>26,8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820" calcext:value-type="float">
            <text:p>26,82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840" calcext:value-type="float">
            <text:p>26,84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860" calcext:value-type="float">
            <text:p>26,86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880" calcext:value-type="float">
            <text:p>26,88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900" calcext:value-type="float">
            <text:p>26,900</text:p>
          </table:table-cell>
          <table:table-cell table:style-name="ce1"/>
          <table:table-cell table:number-columns-repeated="20" table:style-name="ce11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920" calcext:value-type="float">
            <text:p>26,920</text:p>
          </table:table-cell>
          <table:table-cell table:style-name="ce1"/>
          <table:table-cell table:number-columns-repeated="4" table:style-name="ce11" office:value-type="string" calcext:value-type="string">
            <text:p>00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9</text:p>
          </table:table-cell>
          <table:table-cell table:style-name="ce15" office:value-type="string" calcext:value-type="string">
            <text:p>Image header: last 84 bytes of total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26940" calcext:value-type="float">
            <text:p>26,940</text:p>
          </table:table-cell>
          <table:table-cell table:style-name="ce1"/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4E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F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2E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6D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F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3E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6D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960" calcext:value-type="float">
            <text:p>26,960</text:p>
          </table:table-cell>
          <table:table-cell table:style-name="ce1"/>
          <table:table-cell table:number-columns-repeated="20" table:style-name="ce8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980" calcext:value-type="float">
            <text:p>26,980</text:p>
          </table:table-cell>
          <table:table-cell table:style-name="ce1"/>
          <table:table-cell table:number-columns-repeated="20" table:style-name="ce8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7000" calcext:value-type="float">
            <text:p>27,000</text:p>
          </table:table-cell>
          <table:table-cell table:style-name="ce1"/>
          <table:table-cell table:number-columns-repeated="8" table:style-name="ce8" office:value-type="string" calcext:value-type="string">
            <text:p>00</text:p>
          </table:table-cell>
          <table:table-cell table:style-name="ce14" table:number-columns-repeated="12"/>
          <table:table-cell table:style-name="ce15" office:value-type="string" calcext:value-type="string">
            <text:p>Data start</text:p>
          </table:table-cell>
          <table:table-cell table:number-columns-repeated="1001"/>
        </table:table-row>
        <table:table-row table:style-name="ro2" table:number-rows-repeated="10472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fo:color="#000000" style:font-name="Helvetica Neue" fo:font-family="'Helvetica Neue'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87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9:02:30.064849000</dc:date>
    <meta:editing-duration>PT9M33S</meta:editing-duration>
    <meta:editing-cycles>1</meta:editing-cycles>
    <meta:document-statistic meta:table-count="1" meta:cell-count="28421" meta:object-count="1"/>
    <meta:generator>LibreOffice/4.3.7.2$MacOSX_x86 LibreOffice_project/8a35821d8636a03b8bf4e15b48f59794652c68ba</meta:generator>
  </office:meta>
</office:document-meta>
</file>